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053cm"/>
    </style:style>
    <style:style style:name="co12" style:family="table-column">
      <style:table-column-properties fo:break-before="auto" style:column-width="1.275cm"/>
    </style:style>
    <style:style style:name="co13" style:family="table-column">
      <style:table-column-properties fo:break-before="auto" style:column-width="1.58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0.831cm"/>
    </style:style>
    <style:style style:name="co2" style:family="table-column">
      <style:table-column-properties fo:break-before="auto" style:column-width="1.221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081cm"/>
    </style:style>
    <style:style style:name="co18" style:family="table-column">
      <style:table-column-properties fo:break-before="auto" style:column-width="1.692cm"/>
    </style:style>
    <style:style style:name="co19" style:family="table-column">
      <style:table-column-properties fo:break-before="auto" style:column-width="1.637cm"/>
    </style:style>
    <style:style style:name="co20" style:family="table-column">
      <style:table-column-properties fo:break-before="auto" style:column-width="1.109cm"/>
    </style:style>
    <style:style style:name="co21" style:family="table-column">
      <style:table-column-properties fo:break-before="auto" style:column-width="1.164cm"/>
    </style:style>
    <style:style style:name="co22" style:family="table-column">
      <style:table-column-properties fo:break-before="auto" style:column-width="1.247cm"/>
    </style:style>
    <style:style style:name="co23" style:family="table-column">
      <style:table-column-properties fo:break-before="auto" style:column-width="1.138cm"/>
    </style:style>
    <style:style style:name="co24" style:family="table-column">
      <style:table-column-properties fo:break-before="auto" style:column-width="1.027cm"/>
    </style:style>
    <style:style style:name="co25" style:family="table-column">
      <style:table-column-properties fo:break-before="auto" style:column-width="0.693cm"/>
    </style:style>
    <style:style style:name="co26" style:family="table-column">
      <style:table-column-properties fo:break-before="auto" style:column-width="0.61cm"/>
    </style:style>
    <style:style style:name="co27" style:family="table-column">
      <style:table-column-properties fo:break-before="auto" style:column-width="0.72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2"/>
    <style:style style:name="ce2" style:family="table-cell" style:parent-style-name="Default">
      <style:table-cell-properties fo:background-color="#ccffff"/>
    </style:style>
    <style:style style:name="ce3" style:family="table-cell" style:parent-style-name="Default" style:data-style-name="N117">
      <style:table-cell-properties fo:background-color="#ffccff"/>
    </style:style>
    <style:style style:name="ce4" style:family="table-cell" style:parent-style-name="Default" style:data-style-name="N117">
      <style:table-cell-properties fo:background-color="#ccffff"/>
    </style:style>
    <style:style style:name="ce5" style:family="table-cell" style:parent-style-name="Default">
      <style:table-cell-properties fo:background-color="#ffcc99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 style:data-style-name="N116"/>
    <style:style style:name="ce8" style:family="table-cell" style:parent-style-name="Default" style:data-style-name="N116">
      <style:table-cell-properties fo:background-color="#ccffff"/>
    </style:style>
    <style:style style:name="ce9" style:family="table-cell" style:parent-style-name="Default" style:data-style-name="N116">
      <style:table-cell-properties fo:background-color="#ffcc99"/>
    </style:style>
    <style:style style:name="ce11" style:family="table-cell" style:parent-style-name="Default" style:data-style-name="N116">
      <style:table-cell-properties fo:background-color="#ffffcc"/>
    </style:style>
    <style:style style:name="ce12" style:family="table-cell" style:parent-style-name="Default" style:data-style-name="N30"/>
  </office:automatic-styles>
  <office:body>
    <office:spreadsheet>
      <table:table table:name="ppp1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3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25.7376955220811">
            <text:p>25.7377</text:p>
          </table:table-cell>
          <table:table-cell table:style-name="ce3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5.19172398943266">
            <text:p>5.1917</text:p>
          </table:table-cell>
          <table:table-cell table:style-name="ce3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36.6403158998896">
            <text:p>36.6403</text:p>
          </table:table-cell>
          <table:table-cell table:style-name="ce3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36.5629923511109">
            <text:p>36.5630</text:p>
          </table:table-cell>
          <table:table-cell table:style-name="ce3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4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4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25.4828668535456">
            <text:p>25.4829</text:p>
          </table:table-cell>
          <table:table-cell table:style-name="ce4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5.1403207816165">
            <text:p>5.1403</text:p>
          </table:table-cell>
          <table:table-cell table:style-name="ce4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36.2775404949402">
            <text:p>36.2775</text:p>
          </table:table-cell>
          <table:table-cell table:style-name="ce4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36.2009825258523">
            <text:p>36.2010</text:p>
          </table:table-cell>
          <table:table-cell table:style-name="ce4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4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4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25.2305612411343">
            <text:p>25.2306</text:p>
          </table:table-cell>
          <table:table-cell table:style-name="ce4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5.08942651645198">
            <text:p>5.0894</text:p>
          </table:table-cell>
          <table:table-cell table:style-name="ce4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35.9183569256834">
            <text:p>35.9184</text:p>
          </table:table-cell>
          <table:table-cell table:style-name="ce4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35.8425569562894">
            <text:p>35.8426</text:p>
          </table:table-cell>
          <table:table-cell table:style-name="ce4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4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4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24.9807537040933">
            <text:p>24.9808</text:p>
          </table:table-cell>
          <table:table-cell table:style-name="ce4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5.03903615490295">
            <text:p>5.0390</text:p>
          </table:table-cell>
          <table:table-cell table:style-name="ce4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35.5627296293895">
            <text:p>35.5627</text:p>
          </table:table-cell>
          <table:table-cell table:style-name="ce4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35.487680154742">
            <text:p>35.4877</text:p>
          </table:table-cell>
          <table:table-cell table:style-name="ce4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4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4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24.7334195090033">
            <text:p>24.7334</text:p>
          </table:table-cell>
          <table:table-cell table:style-name="ce4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4.9891447078247">
            <text:p>4.9891</text:p>
          </table:table-cell>
          <table:table-cell table:style-name="ce4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35.2106233954352">
            <text:p>35.2106</text:p>
          </table:table-cell>
          <table:table-cell table:style-name="ce4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35.1363169848931">
            <text:p>35.1363</text:p>
          </table:table-cell>
          <table:table-cell table:style-name="ce4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4" table:formula="of:=[.A6]" office:value-type="float" office:value="6.51">
            <text:p>6.51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6.842075426151">
            <text:p>6.8421</text:p>
          </table:table-cell>
          <table:table-cell table:style-name="ce4" table:formula="of:=[.D6]" office:value-type="float" office:value="23.3">
            <text:p>23.3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24.48853416733">
            <text:p>24.4885</text:p>
          </table:table-cell>
          <table:table-cell table:style-name="ce4" table:formula="of:=[.G6]" office:value-type="float" office:value="4.7">
            <text:p>4.70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4.93974723547">
            <text:p>4.9397</text:p>
          </table:table-cell>
          <table:table-cell table:style-name="ce4" table:formula="of:=[.J6]" office:value-type="float" office:value="33.17">
            <text:p>33.17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34.862003361817">
            <text:p>34.8620</text:p>
          </table:table-cell>
          <table:table-cell table:style-name="ce4" table:formula="of:=[.M6]" office:value-type="float" office:value="33.1">
            <text:p>33.10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34.78843265831">
            <text:p>34.7884</text:p>
          </table:table-cell>
          <table:table-cell table:style-name="ce4" table:formula="of:=[.P6]" office:value-type="float" office:value="1.413">
            <text:p>1.413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1.4850772007913">
            <text:p>1.4851</text:p>
          </table:table-cell>
          <table:table-cell table:style-name="ce2" table:number-columns-repeated="1006"/>
        </table:table-row>
        <table:table-row table:style-name="ro1">
          <table:table-cell table:style-name="ce4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4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24.246073433">
            <text:p>24.2461</text:p>
          </table:table-cell>
          <table:table-cell table:style-name="ce4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4.890838847">
            <text:p>4.8908</text:p>
          </table:table-cell>
          <table:table-cell table:style-name="ce4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34.5168350117">
            <text:p>34.5168</text:p>
          </table:table-cell>
          <table:table-cell table:style-name="ce4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34.443992731">
            <text:p>34.4440</text:p>
          </table:table-cell>
          <table:table-cell table:style-name="ce4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4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4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24.0060133">
            <text:p>24.0060</text:p>
          </table:table-cell>
          <table:table-cell table:style-name="ce4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4.8424147">
            <text:p>4.8424</text:p>
          </table:table-cell>
          <table:table-cell table:style-name="ce4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34.17508417">
            <text:p>34.1751</text:p>
          </table:table-cell>
          <table:table-cell table:style-name="ce4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34.1029631">
            <text:p>34.1030</text:p>
          </table:table-cell>
          <table:table-cell table:style-name="ce4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4" table:formula="of:=[.A9]" office:value-type="float" office:value="6.51">
            <text:p>6.51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6.640851">
            <text:p>6.6409</text:p>
          </table:table-cell>
          <table:table-cell table:style-name="ce4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23.76833">
            <text:p>23.7683</text:p>
          </table:table-cell>
          <table:table-cell table:style-name="ce4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4.79447">
            <text:p>4.7945</text:p>
          </table:table-cell>
          <table:table-cell table:style-name="ce4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33.836717">
            <text:p>33.8367</text:p>
          </table:table-cell>
          <table:table-cell table:style-name="ce4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33.76531">
            <text:p>33.7653</text:p>
          </table:table-cell>
          <table:table-cell table:style-name="ce4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4" table:formula="of:=[.A10]" office:value-type="float" office:value="6.51">
            <text:p>6.51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6.5751">
            <text:p>6.5751</text:p>
          </table:table-cell>
          <table:table-cell table:style-name="ce4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23.533">
            <text:p>23.5330</text:p>
          </table:table-cell>
          <table:table-cell table:style-name="ce4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4.747">
            <text:p>4.7470</text:p>
          </table:table-cell>
          <table:table-cell table:style-name="ce4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33.5017">
            <text:p>33.5017</text:p>
          </table:table-cell>
          <table:table-cell table:style-name="ce4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33.431">
            <text:p>33.4310</text:p>
          </table:table-cell>
          <table:table-cell table:style-name="ce4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4" table:formula="of:=[.A11]" office:value-type="float" office:value="6.51">
            <text:p>6.51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6.51">
            <text:p>6.5100</text:p>
          </table:table-cell>
          <table:table-cell table:style-name="ce4" table:formula="of:=[.D11]" office:value-type="float" office:value="23.3">
            <text:p>23.3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23.3">
            <text:p>23.3000</text:p>
          </table:table-cell>
          <table:table-cell table:style-name="ce4" table:formula="of:=[.G11]" office:value-type="float" office:value="4.7">
            <text:p>4.70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4.7">
            <text:p>4.7000</text:p>
          </table:table-cell>
          <table:table-cell table:style-name="ce4" table:formula="of:=[.J11]" office:value-type="float" office:value="33.17">
            <text:p>33.17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33.17">
            <text:p>33.1700</text:p>
          </table:table-cell>
          <table:table-cell table:style-name="ce4" table:formula="of:=[.M11]" office:value-type="float" office:value="33.1">
            <text:p>33.10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33.1">
            <text:p>33.1000</text:p>
          </table:table-cell>
          <table:table-cell table:style-name="ce4" table:formula="of:=[.P11]" office:value-type="float" office:value="1.413">
            <text:p>1.413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1.413">
            <text:p>1.4130</text:p>
          </table:table-cell>
          <table:table-cell table:style-name="ce2" table:number-columns-repeated="1006"/>
        </table:table-row>
        <table:table-row table:style-name="ro1">
          <table:table-cell table:style-name="ce4" table:formula="of:=[.A12]" office:value-type="float" office:value="6.51">
            <text:p>6.51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6.44554455445545">
            <text:p>6.4455</text:p>
          </table:table-cell>
          <table:table-cell table:style-name="ce4" table:formula="of:=[.D12]" office:value-type="float" office:value="23.3">
            <text:p>23.3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23.0693069306931">
            <text:p>23.0693</text:p>
          </table:table-cell>
          <table:table-cell table:style-name="ce4" table:formula="of:=[.G12]" office:value-type="float" office:value="4.7">
            <text:p>4.70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4.65346534653465">
            <text:p>4.6535</text:p>
          </table:table-cell>
          <table:table-cell table:style-name="ce4" table:formula="of:=[.J12]" office:value-type="float" office:value="33.17">
            <text:p>33.17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32.8415841584158">
            <text:p>32.8416</text:p>
          </table:table-cell>
          <table:table-cell table:style-name="ce4" table:formula="of:=[.M12]" office:value-type="float" office:value="33.1">
            <text:p>33.10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32.7722772277228">
            <text:p>32.7723</text:p>
          </table:table-cell>
          <table:table-cell table:style-name="ce4" table:formula="of:=[.P12]" office:value-type="float" office:value="1.413">
            <text:p>1.413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4" table:formula="of:=[.A13]" office:value-type="float" office:value="6.51">
            <text:p>6.51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6.38172728163906">
            <text:p>6.3817</text:p>
          </table:table-cell>
          <table:table-cell table:style-name="ce4" table:formula="of:=[.D13]" office:value-type="float" office:value="23.3">
            <text:p>23.3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22.8408979511813">
            <text:p>22.8409</text:p>
          </table:table-cell>
          <table:table-cell table:style-name="ce4" table:formula="of:=[.G13]" office:value-type="float" office:value="4.7">
            <text:p>4.70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4.60739143221253">
            <text:p>4.6074</text:p>
          </table:table-cell>
          <table:table-cell table:style-name="ce4" table:formula="of:=[.J13]" office:value-type="float" office:value="33.17">
            <text:p>33.17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32.5164199588276">
            <text:p>32.5164</text:p>
          </table:table-cell>
          <table:table-cell table:style-name="ce4" table:formula="of:=[.M13]" office:value-type="float" office:value="33.1">
            <text:p>33.10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32.4477992353691">
            <text:p>32.4478</text:p>
          </table:table-cell>
          <table:table-cell table:style-name="ce4" table:formula="of:=[.P13]" office:value-type="float" office:value="1.413">
            <text:p>1.413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4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4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22.6147504467141">
            <text:p>22.6148</text:p>
          </table:table-cell>
          <table:table-cell table:style-name="ce4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4.56177369525993">
            <text:p>4.5618</text:p>
          </table:table-cell>
          <table:table-cell table:style-name="ce4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32.19447520676">
            <text:p>32.1945</text:p>
          </table:table-cell>
          <table:table-cell table:style-name="ce4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32.126533896405">
            <text:p>32.1265</text:p>
          </table:table-cell>
          <table:table-cell table:style-name="ce4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4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4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22.3908420264496">
            <text:p>22.3908</text:p>
          </table:table-cell>
          <table:table-cell table:style-name="ce4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4.51660761906924">
            <text:p>4.5166</text:p>
          </table:table-cell>
          <table:table-cell table:style-name="ce4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31.875718026495">
            <text:p>31.8757</text:p>
          </table:table-cell>
          <table:table-cell table:style-name="ce4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31.8084494023812">
            <text:p>31.8084</text:p>
          </table:table-cell>
          <table:table-cell table:style-name="ce4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4" table:formula="of:=[.A16]" office:value-type="float" office:value="6.51">
            <text:p>6.51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6.19404162631993">
            <text:p>6.1940</text:p>
          </table:table-cell>
          <table:table-cell table:style-name="ce4" table:formula="of:=[.D16]" office:value-type="float" office:value="23.3">
            <text:p>23.3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22.1691505212372">
            <text:p>22.1692</text:p>
          </table:table-cell>
          <table:table-cell table:style-name="ce4" table:formula="of:=[.G16]" office:value-type="float" office:value="4.7">
            <text:p>4.70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4.47188873175172">
            <text:p>4.4719</text:p>
          </table:table-cell>
          <table:table-cell table:style-name="ce4" table:formula="of:=[.J16]" office:value-type="float" office:value="33.17">
            <text:p>33.17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31.5601168579159">
            <text:p>31.5601</text:p>
          </table:table-cell>
          <table:table-cell table:style-name="ce4" table:formula="of:=[.M16]" office:value-type="float" office:value="33.1">
            <text:p>33.10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31.4935142597834">
            <text:p>31.4935</text:p>
          </table:table-cell>
          <table:table-cell table:style-name="ce4" table:formula="of:=[.P16]" office:value-type="float" office:value="1.413">
            <text:p>1.413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1.34442101658834">
            <text:p>1.3444</text:p>
          </table:table-cell>
          <table:table-cell table:style-name="ce2" table:number-columns-repeated="1006"/>
        </table:table-row>
        <table:table-row table:style-name="ro1">
          <table:table-cell table:style-name="ce4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4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21.949653981423">
            <text:p>21.9497</text:p>
          </table:table-cell>
          <table:table-cell table:style-name="ce4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4.42761260569477">
            <text:p>4.4276</text:p>
          </table:table-cell>
          <table:table-cell table:style-name="ce4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31.247640453382">
            <text:p>31.2476</text:p>
          </table:table-cell>
          <table:table-cell table:style-name="ce4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31.1816972869142">
            <text:p>31.1817</text:p>
          </table:table-cell>
          <table:table-cell table:style-name="ce4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4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4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21.7323306746762">
            <text:p>21.7323</text:p>
          </table:table-cell>
          <table:table-cell table:style-name="ce4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4.38377485712354">
            <text:p>4.3838</text:p>
          </table:table-cell>
          <table:table-cell table:style-name="ce4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30.9382578746357">
            <text:p>30.9383</text:p>
          </table:table-cell>
          <table:table-cell table:style-name="ce4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30.8729676108062">
            <text:p>30.8730</text:p>
          </table:table-cell>
          <table:table-cell table:style-name="ce4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4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4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21.5171590838379">
            <text:p>21.5172</text:p>
          </table:table-cell>
          <table:table-cell table:style-name="ce4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4.34037114566687">
            <text:p>4.3404</text:p>
          </table:table-cell>
          <table:table-cell table:style-name="ce4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30.6319384897383">
            <text:p>30.6319</text:p>
          </table:table-cell>
          <table:table-cell table:style-name="ce4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30.5672946641645">
            <text:p>30.5673</text:p>
          </table:table-cell>
          <table:table-cell table:style-name="ce4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4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4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21.30411790479">
            <text:p>21.3041</text:p>
          </table:table-cell>
          <table:table-cell table:style-name="ce4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4.29739717392759">
            <text:p>4.2974</text:p>
          </table:table-cell>
          <table:table-cell table:style-name="ce4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30.3286519700379">
            <text:p>30.3287</text:p>
          </table:table-cell>
          <table:table-cell table:style-name="ce4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30.2646481823411">
            <text:p>30.2646</text:p>
          </table:table-cell>
          <table:table-cell table:style-name="ce4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4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4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21.0931860443465">
            <text:p>21.0932</text:p>
          </table:table-cell>
          <table:table-cell table:style-name="ce4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4.25484868705702">
            <text:p>4.2548</text:p>
          </table:table-cell>
          <table:table-cell table:style-name="ce4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30.0283682871662">
            <text:p>30.0284</text:p>
          </table:table-cell>
          <table:table-cell table:style-name="ce4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29.9649982003377">
            <text:p>29.9650</text:p>
          </table:table-cell>
          <table:table-cell table:style-name="ce4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3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36.4414839173156">
            <text:p>36.4415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4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4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36.0806771458571">
            <text:p>36.0807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4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4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35.7234427186704">
            <text:p>35.7234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4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4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35.3697452660103">
            <text:p>35.369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4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4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35.019549768327">
            <text:p>35.0195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4" table:formula="of:=[.A29]" office:value-type="float" office:value="6.52">
            <text:p>6.52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6.852585526652">
            <text:p>6.8526</text:p>
          </table:table-cell>
          <table:table-cell table:style-name="ce4" table:formula="of:=[.D29]" office:value-type="float" office:value="32.99">
            <text:p>32.990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34.672821552799">
            <text:p>34.6728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1.417">
            <text:p>1.417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4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4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34.3295262899">
            <text:p>34.3295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4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4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33.98962999">
            <text:p>33.989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4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4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33.653099">
            <text:p>33.6531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4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4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33.3199">
            <text:p>33.3199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4" table:formula="of:=[.A34]" office:value-type="float" office:value="6.52">
            <text:p>6.52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6.52">
            <text:p>6.5200</text:p>
          </table:table-cell>
          <table:table-cell table:style-name="ce4" table:formula="of:=[.D34]" office:value-type="float" office:value="32.99">
            <text:p>32.990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32.99">
            <text:p>32.990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1.417">
            <text:p>1.417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4" table:formula="of:=[.A35]" office:value-type="float" office:value="6.52">
            <text:p>6.52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6.45544554455446">
            <text:p>6.4554</text:p>
          </table:table-cell>
          <table:table-cell table:style-name="ce4" table:formula="of:=[.D35]" office:value-type="float" office:value="32.99">
            <text:p>32.990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32.6633663366337">
            <text:p>32.6634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1.417">
            <text:p>1.417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4" table:formula="of:=[.A36]" office:value-type="float" office:value="6.52">
            <text:p>6.52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6.39153024213312">
            <text:p>6.3915</text:p>
          </table:table-cell>
          <table:table-cell table:style-name="ce4" table:formula="of:=[.D36]" office:value-type="float" office:value="32.99">
            <text:p>32.990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32.3399666699343">
            <text:p>32.340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1.417">
            <text:p>1.417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4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4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32.019768980133">
            <text:p>32.0198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4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4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31.7027415644881">
            <text:p>31.7027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4" table:formula="of:=[.A39]" office:value-type="float" office:value="6.52">
            <text:p>6.52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6.203556283196">
            <text:p>6.2036</text:p>
          </table:table-cell>
          <table:table-cell table:style-name="ce4" table:formula="of:=[.D39]" office:value-type="float" office:value="32.99">
            <text:p>32.990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31.3888530341466">
            <text:p>31.3889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1.417">
            <text:p>1.417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4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4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31.0780723110363">
            <text:p>31.0781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4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4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30.7703686247884">
            <text:p>30.7704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4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4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30.4657115096915">
            <text:p>30.4657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4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4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30.1640708016747">
            <text:p>30.1641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4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4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29.8654166353215">
            <text:p>29.8654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2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column table:style-name="co27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0.921">
            <text:p>0.921</text:p>
          </table:table-cell>
          <table:table-cell office:value-type="float" office:value="10">
            <text:p>10</text:p>
          </table:table-cell>
          <table:table-cell table:formula="of:=[.C3]*1.01" office:value-type="float" office:value="1.01735697750372">
            <text:p>1.0174</text:p>
          </table:table-cell>
          <table:table-cell table:style-name="ce3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13.4763899300167">
            <text:p>13.4764</text:p>
          </table:table-cell>
          <table:table-cell table:style-name="ce3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13.3548814962215">
            <text:p>13.3549</text:p>
          </table:table-cell>
          <table:table-cell table:style-name="ce3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19.3308871946961">
            <text:p>19.3309</text:p>
          </table:table-cell>
          <table:table-cell table:style-name="ce3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15.9838821547001">
            <text:p>15.9839</text:p>
          </table:table-cell>
          <table:table-cell table:style-name="ce3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32.2660122832613">
            <text:p>32.2660</text:p>
          </table:table-cell>
          <table:table-cell table:style-name="ce3" office:value-type="float" office:value="1.052">
            <text:p>1.052</text:p>
          </table:table-cell>
          <table:table-cell office:value-type="float" office:value="10">
            <text:p>10</text:p>
          </table:table-cell>
          <table:table-cell table:style-name="ce7" table:formula="of:=[.U3]*1.01" office:value-type="float" office:value="1.16206247593259">
            <text:p>1.1621</text:p>
          </table:table-cell>
          <table:table-cell table:style-name="ce3" office:value-type="float" office:value="1.22">
            <text:p>1.220</text:p>
          </table:table-cell>
          <table:table-cell office:value-type="float" office:value="10">
            <text:p>10</text:p>
          </table:table-cell>
          <table:table-cell table:style-name="ce7" table:formula="of:=[.X3]*1.01" office:value-type="float" office:value="1.34763899300167">
            <text:p>1.3476</text:p>
          </table:table-cell>
          <table:table-cell table:style-name="ce3" office:value-type="float" office:value="0.967">
            <text:p>0.967</text:p>
          </table:table-cell>
          <table:table-cell office:value-type="float" office:value="10">
            <text:p>10</text:p>
          </table:table-cell>
          <table:table-cell table:style-name="ce7" table:formula="of:=[.AA3]*1.01" office:value-type="float" office:value="1.06816959527263">
            <text:p>1.0682</text:p>
          </table:table-cell>
          <table:table-cell table:number-columns-repeated="997"/>
        </table:table-row>
        <table:table-row table:style-name="ro1">
          <table:table-cell table:style-name="ce4" table:formula="of:=[.A2]" office:value-type="float" office:value="0.921">
            <text:p>0.921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.0072841361423">
            <text:p>1.0073</text:p>
          </table:table-cell>
          <table:table-cell table:style-name="ce4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13.3429603267492">
            <text:p>13.3430</text:p>
          </table:table-cell>
          <table:table-cell table:style-name="ce4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13.2226549467539">
            <text:p>13.2227</text:p>
          </table:table-cell>
          <table:table-cell table:style-name="ce4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19.1394922719763">
            <text:p>19.1395</text:p>
          </table:table-cell>
          <table:table-cell table:style-name="ce4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15.8256258957427">
            <text:p>15.8256</text:p>
          </table:table-cell>
          <table:table-cell table:style-name="ce4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31.9465468151102">
            <text:p>31.9465</text:p>
          </table:table-cell>
          <table:table-cell table:style-name="ce4" table:formula="of:=[.S2]" office:value-type="float" office:value="1.052">
            <text:p>1.052</text:p>
          </table:table-cell>
          <table:table-cell table:formula="of:=[.T2]-1" office:value-type="float" office:value="9">
            <text:p>9</text:p>
          </table:table-cell>
          <table:table-cell table:style-name="ce7" table:formula="of:=[.U4]*1.01" office:value-type="float" office:value="1.15055690686395">
            <text:p>1.1506</text:p>
          </table:table-cell>
          <table:table-cell table:style-name="ce4" table:formula="of:=[.V2]" office:value-type="float" office:value="1.22">
            <text:p>1.220</text:p>
          </table:table-cell>
          <table:table-cell table:formula="of:=[.W2]-1" office:value-type="float" office:value="9">
            <text:p>9</text:p>
          </table:table-cell>
          <table:table-cell table:style-name="ce7" table:formula="of:=[.X4]*1.01" office:value-type="float" office:value="1.33429603267492">
            <text:p>1.3343</text:p>
          </table:table-cell>
          <table:table-cell table:style-name="ce4" table:formula="of:=[.Y2]" office:value-type="float" office:value="0.967">
            <text:p>0.967</text:p>
          </table:table-cell>
          <table:table-cell table:formula="of:=[.Z2]-1" office:value-type="float" office:value="9">
            <text:p>9</text:p>
          </table:table-cell>
          <table:table-cell table:style-name="ce7" table:formula="of:=[.AA4]*1.01" office:value-type="float" office:value="1.05759365868578">
            <text:p>1.0576</text:p>
          </table:table-cell>
          <table:table-cell table:number-columns-repeated="997"/>
        </table:table-row>
        <table:table-row table:style-name="ro1">
          <table:table-cell table:style-name="ce4" table:formula="of:=[.A3]" office:value-type="float" office:value="0.921">
            <text:p>0.921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0.997311025883462">
            <text:p>0.9973</text:p>
          </table:table-cell>
          <table:table-cell table:style-name="ce4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13.2108518086626">
            <text:p>13.2109</text:p>
          </table:table-cell>
          <table:table-cell table:style-name="ce4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13.0917375710435">
            <text:p>13.0917</text:p>
          </table:table-cell>
          <table:table-cell table:style-name="ce4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18.9499923484914">
            <text:p>18.9500</text:p>
          </table:table-cell>
          <table:table-cell table:style-name="ce4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15.6689365304383">
            <text:p>15.6689</text:p>
          </table:table-cell>
          <table:table-cell table:style-name="ce4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31.6302443713962">
            <text:p>31.6302</text:p>
          </table:table-cell>
          <table:table-cell table:style-name="ce4" table:formula="of:=[.S3]" office:value-type="float" office:value="1.052">
            <text:p>1.052</text:p>
          </table:table-cell>
          <table:table-cell table:formula="of:=[.T3]-1" office:value-type="float" office:value="8">
            <text:p>8</text:p>
          </table:table-cell>
          <table:table-cell table:style-name="ce7" table:formula="of:=[.U5]*1.01" office:value-type="float" office:value="1.13916525432074">
            <text:p>1.1392</text:p>
          </table:table-cell>
          <table:table-cell table:style-name="ce4" table:formula="of:=[.V3]" office:value-type="float" office:value="1.22">
            <text:p>1.220</text:p>
          </table:table-cell>
          <table:table-cell table:formula="of:=[.W3]-1" office:value-type="float" office:value="8">
            <text:p>8</text:p>
          </table:table-cell>
          <table:table-cell table:style-name="ce7" table:formula="of:=[.X5]*1.01" office:value-type="float" office:value="1.32108518086626">
            <text:p>1.3211</text:p>
          </table:table-cell>
          <table:table-cell table:style-name="ce4" table:formula="of:=[.Y3]" office:value-type="float" office:value="0.967">
            <text:p>0.967</text:p>
          </table:table-cell>
          <table:table-cell table:formula="of:=[.Z3]-1" office:value-type="float" office:value="8">
            <text:p>8</text:p>
          </table:table-cell>
          <table:table-cell table:style-name="ce7" table:formula="of:=[.AA5]*1.01" office:value-type="float" office:value="1.04712243434235">
            <text:p>1.0471</text:p>
          </table:table-cell>
          <table:table-cell table:number-columns-repeated="997"/>
        </table:table-row>
        <table:table-row table:style-name="ro1">
          <table:table-cell table:style-name="ce4" table:formula="of:=[.A4]" office:value-type="float" office:value="0.921">
            <text:p>0.921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0.987436659290557">
            <text:p>0.9874</text:p>
          </table:table-cell>
          <table:table-cell table:style-name="ce4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13.0800512957055">
            <text:p>13.0801</text:p>
          </table:table-cell>
          <table:table-cell table:style-name="ce4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12.9621164069738">
            <text:p>12.9621</text:p>
          </table:table-cell>
          <table:table-cell table:style-name="ce4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18.7623686618727">
            <text:p>18.7624</text:p>
          </table:table-cell>
          <table:table-cell table:style-name="ce4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15.5137985449884">
            <text:p>15.5138</text:p>
          </table:table-cell>
          <table:table-cell table:style-name="ce4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31.3170736350458">
            <text:p>31.3171</text:p>
          </table:table-cell>
          <table:table-cell table:style-name="ce4" table:formula="of:=[.S4]" office:value-type="float" office:value="1.052">
            <text:p>1.052</text:p>
          </table:table-cell>
          <table:table-cell table:formula="of:=[.T4]-1" office:value-type="float" office:value="7">
            <text:p>7</text:p>
          </table:table-cell>
          <table:table-cell table:style-name="ce7" table:formula="of:=[.U6]*1.01" office:value-type="float" office:value="1.12788639041657">
            <text:p>1.1279</text:p>
          </table:table-cell>
          <table:table-cell table:style-name="ce4" table:formula="of:=[.V4]" office:value-type="float" office:value="1.22">
            <text:p>1.220</text:p>
          </table:table-cell>
          <table:table-cell table:formula="of:=[.W4]-1" office:value-type="float" office:value="7">
            <text:p>7</text:p>
          </table:table-cell>
          <table:table-cell table:style-name="ce7" table:formula="of:=[.X6]*1.01" office:value-type="float" office:value="1.30800512957055">
            <text:p>1.3080</text:p>
          </table:table-cell>
          <table:table-cell table:style-name="ce4" table:formula="of:=[.Y4]" office:value-type="float" office:value="0.967">
            <text:p>0.967</text:p>
          </table:table-cell>
          <table:table-cell table:formula="of:=[.Z4]-1" office:value-type="float" office:value="7">
            <text:p>7</text:p>
          </table:table-cell>
          <table:table-cell table:style-name="ce7" table:formula="of:=[.AA6]*1.01" office:value-type="float" office:value="1.03675488548748">
            <text:p>1.0368</text:p>
          </table:table-cell>
          <table:table-cell table:number-columns-repeated="997"/>
        </table:table-row>
        <table:table-row table:style-name="ro1">
          <table:table-cell table:style-name="ce4" table:formula="of:=[.A5]" office:value-type="float" office:value="0.921">
            <text:p>0.921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0.977660058703521">
            <text:p>0.9777</text:p>
          </table:table-cell>
          <table:table-cell table:style-name="ce4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12.9505458373322">
            <text:p>12.9505</text:p>
          </table:table-cell>
          <table:table-cell table:style-name="ce4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12.8337786207661">
            <text:p>12.8338</text:p>
          </table:table-cell>
          <table:table-cell table:style-name="ce4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18.5766026355175">
            <text:p>18.5766</text:p>
          </table:table-cell>
          <table:table-cell table:style-name="ce4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15.3601965791965">
            <text:p>15.3602</text:p>
          </table:table-cell>
          <table:table-cell table:style-name="ce4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31.0070035990552">
            <text:p>31.0070</text:p>
          </table:table-cell>
          <table:table-cell table:style-name="ce4" table:formula="of:=[.S5]" office:value-type="float" office:value="1.052">
            <text:p>1.052</text:p>
          </table:table-cell>
          <table:table-cell table:formula="of:=[.T5]-1" office:value-type="float" office:value="6">
            <text:p>6</text:p>
          </table:table-cell>
          <table:table-cell table:style-name="ce7" table:formula="of:=[.U7]*1.01" office:value-type="float" office:value="1.11671919843225">
            <text:p>1.1167</text:p>
          </table:table-cell>
          <table:table-cell table:style-name="ce4" table:formula="of:=[.V5]" office:value-type="float" office:value="1.22">
            <text:p>1.220</text:p>
          </table:table-cell>
          <table:table-cell table:formula="of:=[.W5]-1" office:value-type="float" office:value="6">
            <text:p>6</text:p>
          </table:table-cell>
          <table:table-cell table:style-name="ce7" table:formula="of:=[.X7]*1.01" office:value-type="float" office:value="1.29505458373322">
            <text:p>1.2951</text:p>
          </table:table-cell>
          <table:table-cell table:style-name="ce4" table:formula="of:=[.Y5]" office:value-type="float" office:value="0.967">
            <text:p>0.967</text:p>
          </table:table-cell>
          <table:table-cell table:formula="of:=[.Z5]-1" office:value-type="float" office:value="6">
            <text:p>6</text:p>
          </table:table-cell>
          <table:table-cell table:style-name="ce7" table:formula="of:=[.AA7]*1.01" office:value-type="float" office:value="1.02648998563117">
            <text:p>1.0265</text:p>
          </table:table-cell>
          <table:table-cell table:number-columns-repeated="997"/>
        </table:table-row>
        <table:table-row table:style-name="ro1">
          <table:table-cell table:style-name="ce4" table:formula="of:=[.A6]" office:value-type="float" office:value="0.921">
            <text:p>0.921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0.9679802561421">
            <text:p>0.9680</text:p>
          </table:table-cell>
          <table:table-cell table:style-name="ce4" table:formula="of:=[.D6]" office:value-type="float" office:value="12.2">
            <text:p>12.2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12.82232261122">
            <text:p>12.8223</text:p>
          </table:table-cell>
          <table:table-cell table:style-name="ce4" table:formula="of:=[.G6]" office:value-type="float" office:value="12.09">
            <text:p>12.09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12.706711505709">
            <text:p>12.7067</text:p>
          </table:table-cell>
          <table:table-cell table:style-name="ce4" table:formula="of:=[.J6]" office:value-type="float" office:value="17.5">
            <text:p>17.50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18.39267587675">
            <text:p>18.3927</text:p>
          </table:table-cell>
          <table:table-cell table:style-name="ce4" table:formula="of:=[.M6]" office:value-type="float" office:value="14.47">
            <text:p>14.47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15.208115424947">
            <text:p>15.2081</text:p>
          </table:table-cell>
          <table:table-cell table:style-name="ce4" table:formula="of:=[.P6]" office:value-type="float" office:value="29.21">
            <text:p>29.210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30.700003563421">
            <text:p>30.7000</text:p>
          </table:table-cell>
          <table:table-cell table:style-name="ce4" table:formula="of:=[.S6]" office:value-type="float" office:value="1.052">
            <text:p>1.052</text:p>
          </table:table-cell>
          <table:table-cell table:style-name="ce2" table:formula="of:=[.T6]-1" office:value-type="float" office:value="5">
            <text:p>5</text:p>
          </table:table-cell>
          <table:table-cell table:style-name="ce8" table:formula="of:=[.U8]*1.01" office:value-type="float" office:value="1.1056625727052">
            <text:p>1.1057</text:p>
          </table:table-cell>
          <table:table-cell table:style-name="ce4" table:formula="of:=[.V6]" office:value-type="float" office:value="1.22">
            <text:p>1.220</text:p>
          </table:table-cell>
          <table:table-cell table:style-name="ce2" table:formula="of:=[.W6]-1" office:value-type="float" office:value="5">
            <text:p>5</text:p>
          </table:table-cell>
          <table:table-cell table:style-name="ce8" table:formula="of:=[.X8]*1.01" office:value-type="float" office:value="1.282232261122">
            <text:p>1.2822</text:p>
          </table:table-cell>
          <table:table-cell table:style-name="ce4" table:formula="of:=[.Y6]" office:value-type="float" office:value="0.967">
            <text:p>0.967</text:p>
          </table:table-cell>
          <table:table-cell table:style-name="ce2" table:formula="of:=[.Z6]-1" office:value-type="float" office:value="5">
            <text:p>5</text:p>
          </table:table-cell>
          <table:table-cell table:style-name="ce8" table:formula="of:=[.AA8]*1.01" office:value-type="float" office:value="1.0163267184467">
            <text:p>1.0163</text:p>
          </table:table-cell>
          <table:table-cell table:style-name="ce2" table:number-columns-repeated="997"/>
        </table:table-row>
        <table:table-row table:style-name="ro1">
          <table:table-cell table:style-name="ce4" table:formula="of:=[.A7]" office:value-type="float" office:value="0.921">
            <text:p>0.921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0.95839629321">
            <text:p>0.9584</text:p>
          </table:table-cell>
          <table:table-cell table:style-name="ce4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12.695368922">
            <text:p>12.6954</text:p>
          </table:table-cell>
          <table:table-cell table:style-name="ce4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12.5809024809">
            <text:p>12.5809</text:p>
          </table:table-cell>
          <table:table-cell table:style-name="ce4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18.210570175">
            <text:p>18.2106</text:p>
          </table:table-cell>
          <table:table-cell table:style-name="ce4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15.0575400247">
            <text:p>15.0575</text:p>
          </table:table-cell>
          <table:table-cell table:style-name="ce4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30.3960431321">
            <text:p>30.3960</text:p>
          </table:table-cell>
          <table:table-cell table:style-name="ce4" table:formula="of:=[.S7]" office:value-type="float" office:value="1.052">
            <text:p>1.052</text:p>
          </table:table-cell>
          <table:table-cell table:formula="of:=[.T7]-1" office:value-type="float" office:value="4">
            <text:p>4</text:p>
          </table:table-cell>
          <table:table-cell table:style-name="ce7" table:formula="of:=[.U9]*1.01" office:value-type="float" office:value="1.09471541852">
            <text:p>1.0947</text:p>
          </table:table-cell>
          <table:table-cell table:style-name="ce4" table:formula="of:=[.V7]" office:value-type="float" office:value="1.22">
            <text:p>1.220</text:p>
          </table:table-cell>
          <table:table-cell table:formula="of:=[.W7]-1" office:value-type="float" office:value="4">
            <text:p>4</text:p>
          </table:table-cell>
          <table:table-cell table:style-name="ce7" table:formula="of:=[.X9]*1.01" office:value-type="float" office:value="1.2695368922">
            <text:p>1.2695</text:p>
          </table:table-cell>
          <table:table-cell table:style-name="ce4" table:formula="of:=[.Y7]" office:value-type="float" office:value="0.967">
            <text:p>0.967</text:p>
          </table:table-cell>
          <table:table-cell table:formula="of:=[.Z7]-1" office:value-type="float" office:value="4">
            <text:p>4</text:p>
          </table:table-cell>
          <table:table-cell table:style-name="ce7" table:formula="of:=[.AA9]*1.01" office:value-type="float" office:value="1.00626407767">
            <text:p>1.0063</text:p>
          </table:table-cell>
          <table:table-cell table:number-columns-repeated="997"/>
        </table:table-row>
        <table:table-row table:style-name="ro1">
          <table:table-cell table:style-name="ce4" table:formula="of:=[.A8]" office:value-type="float" office:value="0.921">
            <text:p>0.921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0.948907221">
            <text:p>0.9489</text:p>
          </table:table-cell>
          <table:table-cell table:style-name="ce4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12.5696722">
            <text:p>12.5697</text:p>
          </table:table-cell>
          <table:table-cell table:style-name="ce4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12.45633909">
            <text:p>12.4563</text:p>
          </table:table-cell>
          <table:table-cell table:style-name="ce4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18.0302675">
            <text:p>18.0303</text:p>
          </table:table-cell>
          <table:table-cell table:style-name="ce4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14.90845547">
            <text:p>14.9085</text:p>
          </table:table-cell>
          <table:table-cell table:style-name="ce4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30.09509221">
            <text:p>30.0951</text:p>
          </table:table-cell>
          <table:table-cell table:style-name="ce4" table:formula="of:=[.S8]" office:value-type="float" office:value="1.052">
            <text:p>1.052</text:p>
          </table:table-cell>
          <table:table-cell table:formula="of:=[.T8]-1" office:value-type="float" office:value="3">
            <text:p>3</text:p>
          </table:table-cell>
          <table:table-cell table:style-name="ce7" table:formula="of:=[.U10]*1.01" office:value-type="float" office:value="1.083876652">
            <text:p>1.0839</text:p>
          </table:table-cell>
          <table:table-cell table:style-name="ce4" table:formula="of:=[.V8]" office:value-type="float" office:value="1.22">
            <text:p>1.220</text:p>
          </table:table-cell>
          <table:table-cell table:formula="of:=[.W8]-1" office:value-type="float" office:value="3">
            <text:p>3</text:p>
          </table:table-cell>
          <table:table-cell table:style-name="ce7" table:formula="of:=[.X10]*1.01" office:value-type="float" office:value="1.25696722">
            <text:p>1.2570</text:p>
          </table:table-cell>
          <table:table-cell table:style-name="ce4" table:formula="of:=[.Y8]" office:value-type="float" office:value="0.967">
            <text:p>0.967</text:p>
          </table:table-cell>
          <table:table-cell table:formula="of:=[.Z8]-1" office:value-type="float" office:value="3">
            <text:p>3</text:p>
          </table:table-cell>
          <table:table-cell table:style-name="ce7" table:formula="of:=[.AA10]*1.01" office:value-type="float" office:value="0.996301067">
            <text:p>0.9963</text:p>
          </table:table-cell>
          <table:table-cell table:number-columns-repeated="997"/>
        </table:table-row>
        <table:table-row table:style-name="ro1">
          <table:table-cell table:style-name="ce4" table:formula="of:=[.A9]" office:value-type="float" office:value="0.921">
            <text:p>0.921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0.9395121">
            <text:p>0.9395</text:p>
          </table:table-cell>
          <table:table-cell table:style-name="ce4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12.44522">
            <text:p>12.4452</text:p>
          </table:table-cell>
          <table:table-cell table:style-name="ce4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12.333009">
            <text:p>12.3330</text:p>
          </table:table-cell>
          <table:table-cell table:style-name="ce4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17.85175">
            <text:p>17.8518</text:p>
          </table:table-cell>
          <table:table-cell table:style-name="ce4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14.760847">
            <text:p>14.7608</text:p>
          </table:table-cell>
          <table:table-cell table:style-name="ce4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29.797121">
            <text:p>29.7971</text:p>
          </table:table-cell>
          <table:table-cell table:style-name="ce4" table:formula="of:=[.S9]" office:value-type="float" office:value="1.052">
            <text:p>1.052</text:p>
          </table:table-cell>
          <table:table-cell table:formula="of:=[.T9]-1" office:value-type="float" office:value="2">
            <text:p>2</text:p>
          </table:table-cell>
          <table:table-cell table:style-name="ce7" table:formula="of:=[.U11]*1.01" office:value-type="float" office:value="1.0731452">
            <text:p>1.0731</text:p>
          </table:table-cell>
          <table:table-cell table:style-name="ce4" table:formula="of:=[.V9]" office:value-type="float" office:value="1.22">
            <text:p>1.220</text:p>
          </table:table-cell>
          <table:table-cell table:formula="of:=[.W9]-1" office:value-type="float" office:value="2">
            <text:p>2</text:p>
          </table:table-cell>
          <table:table-cell table:style-name="ce7" table:formula="of:=[.X11]*1.01" office:value-type="float" office:value="1.244522">
            <text:p>1.2445</text:p>
          </table:table-cell>
          <table:table-cell table:style-name="ce4" table:formula="of:=[.Y9]" office:value-type="float" office:value="0.967">
            <text:p>0.967</text:p>
          </table:table-cell>
          <table:table-cell table:formula="of:=[.Z9]-1" office:value-type="float" office:value="2">
            <text:p>2</text:p>
          </table:table-cell>
          <table:table-cell table:style-name="ce7" table:formula="of:=[.AA11]*1.01" office:value-type="float" office:value="0.9864367">
            <text:p>0.9864</text:p>
          </table:table-cell>
          <table:table-cell table:number-columns-repeated="997"/>
        </table:table-row>
        <table:table-row table:style-name="ro1">
          <table:table-cell table:style-name="ce4" table:formula="of:=[.A10]" office:value-type="float" office:value="0.921">
            <text:p>0.921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0.93021">
            <text:p>0.9302</text:p>
          </table:table-cell>
          <table:table-cell table:style-name="ce4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12.322">
            <text:p>12.3220</text:p>
          </table:table-cell>
          <table:table-cell table:style-name="ce4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12.2109">
            <text:p>12.2109</text:p>
          </table:table-cell>
          <table:table-cell table:style-name="ce4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17.675">
            <text:p>17.6750</text:p>
          </table:table-cell>
          <table:table-cell table:style-name="ce4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14.6147">
            <text:p>14.6147</text:p>
          </table:table-cell>
          <table:table-cell table:style-name="ce4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29.5021">
            <text:p>29.5021</text:p>
          </table:table-cell>
          <table:table-cell table:style-name="ce4" table:formula="of:=[.S10]" office:value-type="float" office:value="1.052">
            <text:p>1.052</text:p>
          </table:table-cell>
          <table:table-cell table:formula="of:=[.T10]-1" office:value-type="float" office:value="1">
            <text:p>1</text:p>
          </table:table-cell>
          <table:table-cell table:style-name="ce7" table:formula="of:=[.U12]*1.01" office:value-type="float" office:value="1.06252">
            <text:p>1.0625</text:p>
          </table:table-cell>
          <table:table-cell table:style-name="ce4" table:formula="of:=[.V10]" office:value-type="float" office:value="1.22">
            <text:p>1.220</text:p>
          </table:table-cell>
          <table:table-cell table:formula="of:=[.W10]-1" office:value-type="float" office:value="1">
            <text:p>1</text:p>
          </table:table-cell>
          <table:table-cell table:style-name="ce7" table:formula="of:=[.X12]*1.01" office:value-type="float" office:value="1.2322">
            <text:p>1.2322</text:p>
          </table:table-cell>
          <table:table-cell table:style-name="ce4" table:formula="of:=[.Y10]" office:value-type="float" office:value="0.967">
            <text:p>0.967</text:p>
          </table:table-cell>
          <table:table-cell table:formula="of:=[.Z10]-1" office:value-type="float" office:value="1">
            <text:p>1</text:p>
          </table:table-cell>
          <table:table-cell table:style-name="ce7" table:formula="of:=[.AA12]*1.01" office:value-type="float" office:value="0.97667">
            <text:p>0.9767</text:p>
          </table:table-cell>
          <table:table-cell table:number-columns-repeated="997"/>
        </table:table-row>
        <table:table-row table:style-name="ro1">
          <table:table-cell table:style-name="ce4" table:formula="of:=[.A11]" office:value-type="float" office:value="0.921">
            <text:p>0.921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0.921">
            <text:p>0.9210</text:p>
          </table:table-cell>
          <table:table-cell table:style-name="ce4" table:formula="of:=[.D11]" office:value-type="float" office:value="12.2">
            <text:p>12.2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12.2">
            <text:p>12.2000</text:p>
          </table:table-cell>
          <table:table-cell table:style-name="ce4" table:formula="of:=[.G11]" office:value-type="float" office:value="12.09">
            <text:p>12.09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12.09">
            <text:p>12.0900</text:p>
          </table:table-cell>
          <table:table-cell table:style-name="ce4" table:formula="of:=[.J11]" office:value-type="float" office:value="17.5">
            <text:p>17.50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17.5">
            <text:p>17.5000</text:p>
          </table:table-cell>
          <table:table-cell table:style-name="ce4" table:formula="of:=[.M11]" office:value-type="float" office:value="14.47">
            <text:p>14.47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14.47">
            <text:p>14.4700</text:p>
          </table:table-cell>
          <table:table-cell table:style-name="ce4" table:formula="of:=[.P11]" office:value-type="float" office:value="29.21">
            <text:p>29.210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29.21">
            <text:p>29.2100</text:p>
          </table:table-cell>
          <table:table-cell table:style-name="ce4" table:formula="of:=[.S11]" office:value-type="float" office:value="1.052">
            <text:p>1.052</text:p>
          </table:table-cell>
          <table:table-cell table:style-name="ce2" table:formula="of:=[.T11]-1" office:value-type="float" office:value="0">
            <text:p>0</text:p>
          </table:table-cell>
          <table:table-cell table:style-name="ce8" table:formula="of:=[.S12]" office:value-type="float" office:value="1.052">
            <text:p>1.0520</text:p>
          </table:table-cell>
          <table:table-cell table:style-name="ce4" table:formula="of:=[.V11]" office:value-type="float" office:value="1.22">
            <text:p>1.220</text:p>
          </table:table-cell>
          <table:table-cell table:style-name="ce2" table:formula="of:=[.W11]-1" office:value-type="float" office:value="0">
            <text:p>0</text:p>
          </table:table-cell>
          <table:table-cell table:style-name="ce8" table:formula="of:=[.V12]" office:value-type="float" office:value="1.22">
            <text:p>1.2200</text:p>
          </table:table-cell>
          <table:table-cell table:style-name="ce4" table:formula="of:=[.Y11]" office:value-type="float" office:value="0.967">
            <text:p>0.967</text:p>
          </table:table-cell>
          <table:table-cell table:style-name="ce2" table:formula="of:=[.Z11]-1" office:value-type="float" office:value="0">
            <text:p>0</text:p>
          </table:table-cell>
          <table:table-cell table:style-name="ce8" table:formula="of:=[.Y12]" office:value-type="float" office:value="0.967">
            <text:p>0.9670</text:p>
          </table:table-cell>
          <table:table-cell table:style-name="ce2" table:number-columns-repeated="997"/>
        </table:table-row>
        <table:table-row table:style-name="ro1">
          <table:table-cell table:style-name="ce4" table:formula="of:=[.A12]" office:value-type="float" office:value="0.921">
            <text:p>0.921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0.911881188118812">
            <text:p>0.9119</text:p>
          </table:table-cell>
          <table:table-cell table:style-name="ce4" table:formula="of:=[.D12]" office:value-type="float" office:value="12.2">
            <text:p>12.2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12.0792079207921">
            <text:p>12.0792</text:p>
          </table:table-cell>
          <table:table-cell table:style-name="ce4" table:formula="of:=[.G12]" office:value-type="float" office:value="12.09">
            <text:p>12.09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11.970297029703">
            <text:p>11.9703</text:p>
          </table:table-cell>
          <table:table-cell table:style-name="ce4" table:formula="of:=[.J12]" office:value-type="float" office:value="17.5">
            <text:p>17.50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17.3267326732673">
            <text:p>17.3267</text:p>
          </table:table-cell>
          <table:table-cell table:style-name="ce4" table:formula="of:=[.M12]" office:value-type="float" office:value="14.47">
            <text:p>14.47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14.3267326732673">
            <text:p>14.3267</text:p>
          </table:table-cell>
          <table:table-cell table:style-name="ce4" table:formula="of:=[.P12]" office:value-type="float" office:value="29.21">
            <text:p>29.210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28.9207920792079">
            <text:p>28.9208</text:p>
          </table:table-cell>
          <table:table-cell table:style-name="ce4" table:formula="of:=[.S12]" office:value-type="float" office:value="1.052">
            <text:p>1.052</text:p>
          </table:table-cell>
          <table:table-cell table:style-name="ce6" table:formula="of:=[.T12]-1" office:value-type="float" office:value="-1">
            <text:p>-1</text:p>
          </table:table-cell>
          <table:table-cell table:style-name="ce11" table:formula="of:=[.U12]/1.01" office:value-type="float" office:value="1.04158415841584">
            <text:p>1.0416</text:p>
          </table:table-cell>
          <table:table-cell table:style-name="ce4" table:formula="of:=[.V12]" office:value-type="float" office:value="1.22">
            <text:p>1.220</text:p>
          </table:table-cell>
          <table:table-cell table:style-name="ce6" table:formula="of:=[.W12]-1" office:value-type="float" office:value="-1">
            <text:p>-1</text:p>
          </table:table-cell>
          <table:table-cell table:style-name="ce11" table:formula="of:=[.X12]/1.01" office:value-type="float" office:value="1.20792079207921">
            <text:p>1.2079</text:p>
          </table:table-cell>
          <table:table-cell table:style-name="ce4" table:formula="of:=[.Y12]" office:value-type="float" office:value="0.967">
            <text:p>0.967</text:p>
          </table:table-cell>
          <table:table-cell table:style-name="ce6" table:formula="of:=[.Z12]-1" office:value-type="float" office:value="-1">
            <text:p>-1</text:p>
          </table:table-cell>
          <table:table-cell table:style-name="ce11" table:formula="of:=[.AA12]/1.01" office:value-type="float" office:value="0.957425742574257">
            <text:p>0.9574</text:p>
          </table:table-cell>
          <table:table-cell table:number-columns-repeated="997"/>
        </table:table-row>
        <table:table-row table:style-name="ro1">
          <table:table-cell table:style-name="ce4" table:formula="of:=[.A13]" office:value-type="float" office:value="0.921">
            <text:p>0.921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0.902852661503774">
            <text:p>0.9029</text:p>
          </table:table-cell>
          <table:table-cell table:style-name="ce4" table:formula="of:=[.D13]" office:value-type="float" office:value="12.2">
            <text:p>12.2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11.9596118027644">
            <text:p>11.9596</text:p>
          </table:table-cell>
          <table:table-cell table:style-name="ce4" table:formula="of:=[.G13]" office:value-type="float" office:value="12.09">
            <text:p>12.09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11.8517792373297">
            <text:p>11.8518</text:p>
          </table:table-cell>
          <table:table-cell table:style-name="ce4" table:formula="of:=[.J13]" office:value-type="float" office:value="17.5">
            <text:p>17.50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17.1551808646211">
            <text:p>17.1552</text:p>
          </table:table-cell>
          <table:table-cell table:style-name="ce4" table:formula="of:=[.M13]" office:value-type="float" office:value="14.47">
            <text:p>14.47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14.1848838349181">
            <text:p>14.1849</text:p>
          </table:table-cell>
          <table:table-cell table:style-name="ce4" table:formula="of:=[.P13]" office:value-type="float" office:value="29.21">
            <text:p>29.210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28.6344476031762">
            <text:p>28.6344</text:p>
          </table:table-cell>
          <table:table-cell table:style-name="ce4" table:formula="of:=[.S13]" office:value-type="float" office:value="1.052">
            <text:p>1.052</text:p>
          </table:table-cell>
          <table:table-cell table:style-name="ce6" table:formula="of:=[.T13]-1" office:value-type="float" office:value="-2">
            <text:p>-2</text:p>
          </table:table-cell>
          <table:table-cell table:style-name="ce11" table:formula="of:=[.U13]/1.01" office:value-type="float" office:value="1.03127144397608">
            <text:p>1.0313</text:p>
          </table:table-cell>
          <table:table-cell table:style-name="ce4" table:formula="of:=[.V13]" office:value-type="float" office:value="1.22">
            <text:p>1.220</text:p>
          </table:table-cell>
          <table:table-cell table:style-name="ce6" table:formula="of:=[.W13]-1" office:value-type="float" office:value="-2">
            <text:p>-2</text:p>
          </table:table-cell>
          <table:table-cell table:style-name="ce11" table:formula="of:=[.X13]/1.01" office:value-type="float" office:value="1.19596118027644">
            <text:p>1.1960</text:p>
          </table:table-cell>
          <table:table-cell table:style-name="ce4" table:formula="of:=[.Y13]" office:value-type="float" office:value="0.967">
            <text:p>0.967</text:p>
          </table:table-cell>
          <table:table-cell table:style-name="ce6" table:formula="of:=[.Z13]-1" office:value-type="float" office:value="-2">
            <text:p>-2</text:p>
          </table:table-cell>
          <table:table-cell table:style-name="ce11" table:formula="of:=[.AA13]/1.01" office:value-type="float" office:value="0.947946279776492">
            <text:p>0.9479</text:p>
          </table:table-cell>
          <table:table-cell table:number-columns-repeated="997"/>
        </table:table-row>
        <table:table-row table:style-name="ro1">
          <table:table-cell table:style-name="ce4" table:formula="of:=[.A14]" office:value-type="float" office:value="0.921">
            <text:p>0.921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0.893913526241361">
            <text:p>0.8939</text:p>
          </table:table-cell>
          <table:table-cell table:style-name="ce4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11.8411998047173">
            <text:p>11.8412</text:p>
          </table:table-cell>
          <table:table-cell table:style-name="ce4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11.7344348884452">
            <text:p>11.7344</text:p>
          </table:table-cell>
          <table:table-cell table:style-name="ce4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16.9853275887338">
            <text:p>16.9853</text:p>
          </table:table-cell>
          <table:table-cell table:style-name="ce4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14.044439440513">
            <text:p>14.0444</text:p>
          </table:table-cell>
          <table:table-cell table:style-name="ce4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28.3509382209665">
            <text:p>28.3509</text:p>
          </table:table-cell>
          <table:table-cell table:style-name="ce4" table:formula="of:=[.S14]" office:value-type="float" office:value="1.052">
            <text:p>1.052</text:p>
          </table:table-cell>
          <table:table-cell table:formula="of:=[.T14]-1" office:value-type="float" office:value="-3">
            <text:p>-3</text:p>
          </table:table-cell>
          <table:table-cell table:style-name="ce7" table:formula="of:=[.U14]/1.01" office:value-type="float" office:value="1.02106083561988">
            <text:p>1.0211</text:p>
          </table:table-cell>
          <table:table-cell table:style-name="ce4" table:formula="of:=[.V14]" office:value-type="float" office:value="1.22">
            <text:p>1.220</text:p>
          </table:table-cell>
          <table:table-cell table:formula="of:=[.W14]-1" office:value-type="float" office:value="-3">
            <text:p>-3</text:p>
          </table:table-cell>
          <table:table-cell table:style-name="ce7" table:formula="of:=[.X14]/1.01" office:value-type="float" office:value="1.18411998047173">
            <text:p>1.1841</text:p>
          </table:table-cell>
          <table:table-cell table:style-name="ce4" table:formula="of:=[.Y14]" office:value-type="float" office:value="0.967">
            <text:p>0.967</text:p>
          </table:table-cell>
          <table:table-cell table:formula="of:=[.Z14]-1" office:value-type="float" office:value="-3">
            <text:p>-3</text:p>
          </table:table-cell>
          <table:table-cell table:style-name="ce7" table:formula="of:=[.AA14]/1.01" office:value-type="float" office:value="0.938560673046032">
            <text:p>0.9386</text:p>
          </table:table-cell>
          <table:table-cell table:number-columns-repeated="997"/>
        </table:table-row>
        <table:table-row table:style-name="ro1">
          <table:table-cell table:style-name="ce4" table:formula="of:=[.A15]" office:value-type="float" office:value="0.921">
            <text:p>0.921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0.885062897268674">
            <text:p>0.8851</text:p>
          </table:table-cell>
          <table:table-cell table:style-name="ce4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11.7239602026904">
            <text:p>11.7240</text:p>
          </table:table-cell>
          <table:table-cell table:style-name="ce4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11.6182523647972">
            <text:p>11.6183</text:p>
          </table:table-cell>
          <table:table-cell table:style-name="ce4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16.8171560284493">
            <text:p>16.8172</text:p>
          </table:table-cell>
          <table:table-cell table:style-name="ce4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13.9053855846664">
            <text:p>13.9054</text:p>
          </table:table-cell>
          <table:table-cell table:style-name="ce4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28.0702358623431">
            <text:p>28.0702</text:p>
          </table:table-cell>
          <table:table-cell table:style-name="ce4" table:formula="of:=[.S15]" office:value-type="float" office:value="1.052">
            <text:p>1.052</text:p>
          </table:table-cell>
          <table:table-cell table:formula="of:=[.T15]-1" office:value-type="float" office:value="-4">
            <text:p>-4</text:p>
          </table:table-cell>
          <table:table-cell table:style-name="ce7" table:formula="of:=[.U15]/1.01" office:value-type="float" office:value="1.01095132239592">
            <text:p>1.0110</text:p>
          </table:table-cell>
          <table:table-cell table:style-name="ce4" table:formula="of:=[.V15]" office:value-type="float" office:value="1.22">
            <text:p>1.220</text:p>
          </table:table-cell>
          <table:table-cell table:formula="of:=[.W15]-1" office:value-type="float" office:value="-4">
            <text:p>-4</text:p>
          </table:table-cell>
          <table:table-cell table:style-name="ce7" table:formula="of:=[.X15]/1.01" office:value-type="float" office:value="1.17239602026904">
            <text:p>1.1724</text:p>
          </table:table-cell>
          <table:table-cell table:style-name="ce4" table:formula="of:=[.Y15]" office:value-type="float" office:value="0.967">
            <text:p>0.967</text:p>
          </table:table-cell>
          <table:table-cell table:formula="of:=[.Z15]-1" office:value-type="float" office:value="-4">
            <text:p>-4</text:p>
          </table:table-cell>
          <table:table-cell table:style-name="ce7" table:formula="of:=[.AA15]/1.01" office:value-type="float" office:value="0.929267993114883">
            <text:p>0.9293</text:p>
          </table:table-cell>
          <table:table-cell table:number-columns-repeated="997"/>
        </table:table-row>
        <table:table-row table:style-name="ro1">
          <table:table-cell table:style-name="ce4" table:formula="of:=[.A16]" office:value-type="float" office:value="0.921">
            <text:p>0.921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0.876299898285816">
            <text:p>0.8763</text:p>
          </table:table-cell>
          <table:table-cell table:style-name="ce4" table:formula="of:=[.D16]" office:value-type="float" office:value="12.2">
            <text:p>12.2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11.6078813888023">
            <text:p>11.6079</text:p>
          </table:table-cell>
          <table:table-cell table:style-name="ce4" table:formula="of:=[.G16]" office:value-type="float" office:value="12.09">
            <text:p>12.09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11.5032201631656">
            <text:p>11.5032</text:p>
          </table:table-cell>
          <table:table-cell table:style-name="ce4" table:formula="of:=[.J16]" office:value-type="float" office:value="17.5">
            <text:p>17.50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16.6506495331181">
            <text:p>16.6506</text:p>
          </table:table-cell>
          <table:table-cell table:style-name="ce4" table:formula="of:=[.M16]" office:value-type="float" office:value="14.47">
            <text:p>14.47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13.7677084996697">
            <text:p>13.7677</text:p>
          </table:table-cell>
          <table:table-cell table:style-name="ce4" table:formula="of:=[.P16]" office:value-type="float" office:value="29.21">
            <text:p>29.210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27.7923127349931">
            <text:p>27.7923</text:p>
          </table:table-cell>
          <table:table-cell table:style-name="ce4" table:formula="of:=[.S16]" office:value-type="float" office:value="1.052">
            <text:p>1.052</text:p>
          </table:table-cell>
          <table:table-cell table:style-name="ce2" table:formula="of:=[.T16]-1" office:value-type="float" office:value="-5">
            <text:p>-5</text:p>
          </table:table-cell>
          <table:table-cell table:style-name="ce8" table:formula="of:=[.U16]/1.01" office:value-type="float" office:value="1.0009419033623">
            <text:p>1.0009</text:p>
          </table:table-cell>
          <table:table-cell table:style-name="ce4" table:formula="of:=[.V16]" office:value-type="float" office:value="1.22">
            <text:p>1.220</text:p>
          </table:table-cell>
          <table:table-cell table:style-name="ce2" table:formula="of:=[.W16]-1" office:value-type="float" office:value="-5">
            <text:p>-5</text:p>
          </table:table-cell>
          <table:table-cell table:style-name="ce8" table:formula="of:=[.X16]/1.01" office:value-type="float" office:value="1.16078813888023">
            <text:p>1.1608</text:p>
          </table:table-cell>
          <table:table-cell table:style-name="ce4" table:formula="of:=[.Y16]" office:value-type="float" office:value="0.967">
            <text:p>0.967</text:p>
          </table:table-cell>
          <table:table-cell table:style-name="ce2" table:formula="of:=[.Z16]-1" office:value-type="float" office:value="-5">
            <text:p>-5</text:p>
          </table:table-cell>
          <table:table-cell table:style-name="ce8" table:formula="of:=[.AA16]/1.01" office:value-type="float" office:value="0.920067319915726">
            <text:p>0.9201</text:p>
          </table:table-cell>
          <table:table-cell table:style-name="ce2" table:number-columns-repeated="997"/>
        </table:table-row>
        <table:table-row table:style-name="ro1">
          <table:table-cell table:style-name="ce4" table:formula="of:=[.A17]" office:value-type="float" office:value="0.921">
            <text:p>0.921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0.867623661669124">
            <text:p>0.8676</text:p>
          </table:table-cell>
          <table:table-cell table:style-name="ce4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11.4929518701013">
            <text:p>11.4930</text:p>
          </table:table-cell>
          <table:table-cell table:style-name="ce4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11.3893268942234">
            <text:p>11.3893</text:p>
          </table:table-cell>
          <table:table-cell table:style-name="ce4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16.4857916169486">
            <text:p>16.4858</text:p>
          </table:table-cell>
          <table:table-cell table:style-name="ce4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13.6313945541284">
            <text:p>13.6314</text:p>
          </table:table-cell>
          <table:table-cell table:style-name="ce4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27.5171413217754">
            <text:p>27.5171</text:p>
          </table:table-cell>
          <table:table-cell table:style-name="ce4" table:formula="of:=[.S17]" office:value-type="float" office:value="1.052">
            <text:p>1.052</text:p>
          </table:table-cell>
          <table:table-cell table:formula="of:=[.T17]-1" office:value-type="float" office:value="-6">
            <text:p>-6</text:p>
          </table:table-cell>
          <table:table-cell table:style-name="ce7" table:formula="of:=[.U17]/1.01" office:value-type="float" office:value="0.991031587487425">
            <text:p>0.9910</text:p>
          </table:table-cell>
          <table:table-cell table:style-name="ce4" table:formula="of:=[.V17]" office:value-type="float" office:value="1.22">
            <text:p>1.220</text:p>
          </table:table-cell>
          <table:table-cell table:formula="of:=[.W17]-1" office:value-type="float" office:value="-6">
            <text:p>-6</text:p>
          </table:table-cell>
          <table:table-cell table:style-name="ce7" table:formula="of:=[.X17]/1.01" office:value-type="float" office:value="1.14929518701013">
            <text:p>1.1493</text:p>
          </table:table-cell>
          <table:table-cell table:style-name="ce4" table:formula="of:=[.Y17]" office:value-type="float" office:value="0.967">
            <text:p>0.967</text:p>
          </table:table-cell>
          <table:table-cell table:formula="of:=[.Z17]-1" office:value-type="float" office:value="-6">
            <text:p>-6</text:p>
          </table:table-cell>
          <table:table-cell table:style-name="ce7" table:formula="of:=[.AA17]/1.01" office:value-type="float" office:value="0.910957742490818">
            <text:p>0.9110</text:p>
          </table:table-cell>
          <table:table-cell table:number-columns-repeated="997"/>
        </table:table-row>
        <table:table-row table:style-name="ro1">
          <table:table-cell table:style-name="ce4" table:formula="of:=[.A18]" office:value-type="float" office:value="0.921">
            <text:p>0.921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0.859033328385272">
            <text:p>0.8590</text:p>
          </table:table-cell>
          <table:table-cell table:style-name="ce4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11.3791602674271">
            <text:p>11.3792</text:p>
          </table:table-cell>
          <table:table-cell table:style-name="ce4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11.2765612814093">
            <text:p>11.2766</text:p>
          </table:table-cell>
          <table:table-cell table:style-name="ce4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16.3225659573749">
            <text:p>16.3226</text:p>
          </table:table-cell>
          <table:table-cell table:style-name="ce4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13.4964302516123">
            <text:p>13.4964</text:p>
          </table:table-cell>
          <table:table-cell table:style-name="ce4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27.2446943779954">
            <text:p>27.2447</text:p>
          </table:table-cell>
          <table:table-cell table:style-name="ce4" table:formula="of:=[.S18]" office:value-type="float" office:value="1.052">
            <text:p>1.052</text:p>
          </table:table-cell>
          <table:table-cell table:formula="of:=[.T18]-1" office:value-type="float" office:value="-7">
            <text:p>-7</text:p>
          </table:table-cell>
          <table:table-cell table:style-name="ce7" table:formula="of:=[.U18]/1.01" office:value-type="float" office:value="0.981219393551906">
            <text:p>0.9812</text:p>
          </table:table-cell>
          <table:table-cell table:style-name="ce4" table:formula="of:=[.V18]" office:value-type="float" office:value="1.22">
            <text:p>1.220</text:p>
          </table:table-cell>
          <table:table-cell table:formula="of:=[.W18]-1" office:value-type="float" office:value="-7">
            <text:p>-7</text:p>
          </table:table-cell>
          <table:table-cell table:style-name="ce7" table:formula="of:=[.X18]/1.01" office:value-type="float" office:value="1.13791602674271">
            <text:p>1.1379</text:p>
          </table:table-cell>
          <table:table-cell table:style-name="ce4" table:formula="of:=[.Y18]" office:value-type="float" office:value="0.967">
            <text:p>0.967</text:p>
          </table:table-cell>
          <table:table-cell table:formula="of:=[.Z18]-1" office:value-type="float" office:value="-7">
            <text:p>-7</text:p>
          </table:table-cell>
          <table:table-cell table:style-name="ce7" table:formula="of:=[.AA18]/1.01" office:value-type="float" office:value="0.9019383589018">
            <text:p>0.9019</text:p>
          </table:table-cell>
          <table:table-cell table:number-columns-repeated="997"/>
        </table:table-row>
        <table:table-row table:style-name="ro1">
          <table:table-cell table:style-name="ce4" table:formula="of:=[.A19]" office:value-type="float" office:value="0.921">
            <text:p>0.921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0.85052804790621">
            <text:p>0.8505</text:p>
          </table:table-cell>
          <table:table-cell table:style-name="ce4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11.2664953142842">
            <text:p>11.2665</text:p>
          </table:table-cell>
          <table:table-cell table:style-name="ce4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11.1649121598112">
            <text:p>11.1649</text:p>
          </table:table-cell>
          <table:table-cell table:style-name="ce4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16.1609563934405">
            <text:p>16.1610</text:p>
          </table:table-cell>
          <table:table-cell table:style-name="ce4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13.3628022293191">
            <text:p>13.3628</text:p>
          </table:table-cell>
          <table:table-cell table:style-name="ce4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26.9749449287083">
            <text:p>26.9749</text:p>
          </table:table-cell>
          <table:table-cell table:style-name="ce4" table:formula="of:=[.S19]" office:value-type="float" office:value="1.052">
            <text:p>1.052</text:p>
          </table:table-cell>
          <table:table-cell table:formula="of:=[.T19]-1" office:value-type="float" office:value="-8">
            <text:p>-8</text:p>
          </table:table-cell>
          <table:table-cell table:style-name="ce7" table:formula="of:=[.U19]/1.01" office:value-type="float" office:value="0.971504350051393">
            <text:p>0.9715</text:p>
          </table:table-cell>
          <table:table-cell table:style-name="ce4" table:formula="of:=[.V19]" office:value-type="float" office:value="1.22">
            <text:p>1.220</text:p>
          </table:table-cell>
          <table:table-cell table:formula="of:=[.W19]-1" office:value-type="float" office:value="-8">
            <text:p>-8</text:p>
          </table:table-cell>
          <table:table-cell table:style-name="ce7" table:formula="of:=[.X19]/1.01" office:value-type="float" office:value="1.12664953142842">
            <text:p>1.1266</text:p>
          </table:table-cell>
          <table:table-cell table:style-name="ce4" table:formula="of:=[.Y19]" office:value-type="float" office:value="0.967">
            <text:p>0.967</text:p>
          </table:table-cell>
          <table:table-cell table:formula="of:=[.Z19]-1" office:value-type="float" office:value="-8">
            <text:p>-8</text:p>
          </table:table-cell>
          <table:table-cell table:style-name="ce7" table:formula="of:=[.AA19]/1.01" office:value-type="float" office:value="0.893008276140396">
            <text:p>0.8930</text:p>
          </table:table-cell>
          <table:table-cell table:number-columns-repeated="997"/>
        </table:table-row>
        <table:table-row table:style-name="ro1">
          <table:table-cell table:style-name="ce4" table:formula="of:=[.A20]" office:value-type="float" office:value="0.921">
            <text:p>0.921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0.84210697812496">
            <text:p>0.8421</text:p>
          </table:table-cell>
          <table:table-cell table:style-name="ce4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11.1549458557269">
            <text:p>11.1549</text:p>
          </table:table-cell>
          <table:table-cell table:style-name="ce4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11.0543684750605">
            <text:p>11.0544</text:p>
          </table:table-cell>
          <table:table-cell table:style-name="ce4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16.0009469241985">
            <text:p>16.0009</text:p>
          </table:table-cell>
          <table:table-cell table:style-name="ce4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13.2304972567515">
            <text:p>13.2305</text:p>
          </table:table-cell>
          <table:table-cell table:style-name="ce4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26.7078662660479">
            <text:p>26.7079</text:p>
          </table:table-cell>
          <table:table-cell table:style-name="ce4" table:formula="of:=[.S20]" office:value-type="float" office:value="1.052">
            <text:p>1.052</text:p>
          </table:table-cell>
          <table:table-cell table:formula="of:=[.T20]-1" office:value-type="float" office:value="-9">
            <text:p>-9</text:p>
          </table:table-cell>
          <table:table-cell table:style-name="ce7" table:formula="of:=[.U20]/1.01" office:value-type="float" office:value="0.961885495100389">
            <text:p>0.9619</text:p>
          </table:table-cell>
          <table:table-cell table:style-name="ce4" table:formula="of:=[.V20]" office:value-type="float" office:value="1.22">
            <text:p>1.220</text:p>
          </table:table-cell>
          <table:table-cell table:formula="of:=[.W20]-1" office:value-type="float" office:value="-9">
            <text:p>-9</text:p>
          </table:table-cell>
          <table:table-cell table:style-name="ce7" table:formula="of:=[.X20]/1.01" office:value-type="float" office:value="1.11549458557269">
            <text:p>1.1155</text:p>
          </table:table-cell>
          <table:table-cell table:style-name="ce4" table:formula="of:=[.Y20]" office:value-type="float" office:value="0.967">
            <text:p>0.967</text:p>
          </table:table-cell>
          <table:table-cell table:formula="of:=[.Z20]-1" office:value-type="float" office:value="-9">
            <text:p>-9</text:p>
          </table:table-cell>
          <table:table-cell table:style-name="ce7" table:formula="of:=[.AA20]/1.01" office:value-type="float" office:value="0.884166610039996">
            <text:p>0.8842</text:p>
          </table:table-cell>
          <table:table-cell table:number-columns-repeated="997"/>
        </table:table-row>
        <table:table-row table:style-name="ro1">
          <table:table-cell table:style-name="ce4" table:formula="of:=[.A21]" office:value-type="float" office:value="0.921">
            <text:p>0.921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0.833769285272238">
            <text:p>0.8338</text:p>
          </table:table-cell>
          <table:table-cell table:style-name="ce4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11.0445008472544">
            <text:p>11.0445</text:p>
          </table:table-cell>
          <table:table-cell table:style-name="ce4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10.9449192822382">
            <text:p>10.9449</text:p>
          </table:table-cell>
          <table:table-cell table:style-name="ce4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15.8425217071272">
            <text:p>15.8425</text:p>
          </table:table-cell>
          <table:table-cell table:style-name="ce4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13.0995022344075">
            <text:p>13.0995</text:p>
          </table:table-cell>
          <table:table-cell table:style-name="ce4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26.443431946582">
            <text:p>26.4434</text:p>
          </table:table-cell>
          <table:table-cell table:style-name="ce4" table:formula="of:=[.S21]" office:value-type="float" office:value="1.052">
            <text:p>1.052</text:p>
          </table:table-cell>
          <table:table-cell table:formula="of:=[.T21]-1" office:value-type="float" office:value="-10">
            <text:p>-10</text:p>
          </table:table-cell>
          <table:table-cell table:style-name="ce7" table:formula="of:=[.U21]/1.01" office:value-type="float" office:value="0.952361876337018">
            <text:p>0.9524</text:p>
          </table:table-cell>
          <table:table-cell table:style-name="ce4" table:formula="of:=[.V21]" office:value-type="float" office:value="1.22">
            <text:p>1.220</text:p>
          </table:table-cell>
          <table:table-cell table:formula="of:=[.W21]-1" office:value-type="float" office:value="-10">
            <text:p>-10</text:p>
          </table:table-cell>
          <table:table-cell table:style-name="ce7" table:formula="of:=[.X21]/1.01" office:value-type="float" office:value="1.10445008472544">
            <text:p>1.1045</text:p>
          </table:table-cell>
          <table:table-cell table:style-name="ce4" table:formula="of:=[.Y21]" office:value-type="float" office:value="0.967">
            <text:p>0.967</text:p>
          </table:table-cell>
          <table:table-cell table:formula="of:=[.Z21]-1" office:value-type="float" office:value="-10">
            <text:p>-10</text:p>
          </table:table-cell>
          <table:table-cell table:style-name="ce7" table:formula="of:=[.AA21]/1.01" office:value-type="float" office:value="0.875412485188115">
            <text:p>0.8754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20.64">
            <text:p>20.640</text:p>
          </table:table-cell>
          <table:table-cell office:value-type="float" office:value="10">
            <text:p>10</text:p>
          </table:table-cell>
          <table:table-cell table:formula="of:=[.C26]*1.01" office:value-type="float" office:value="22.7994006684873">
            <text:p>22.7994</text:p>
          </table:table-cell>
          <table:table-cell table:style-name="ce3" office:value-type="float" office:value="6.03">
            <text:p>6.030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6.66087141622956">
            <text:p>6.6609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0.997473779246318">
            <text:p>0.9975</text:p>
          </table:table-cell>
          <table:table-cell table:style-name="ce3" office:value-type="float" office:value="0.958">
            <text:p>0.958</text:p>
          </table:table-cell>
          <table:table-cell office:value-type="float" office:value="10">
            <text:p>10</text:p>
          </table:table-cell>
          <table:table-cell table:style-name="ce7" table:formula="of:=[.U26]*1.01" office:value-type="float" office:value="1.05822799614393">
            <text:p>1.0582</text:p>
          </table:table-cell>
          <table:table-cell table:style-name="ce3" office:value-type="float" office:value="0.939">
            <text:p>0.939</text:p>
          </table:table-cell>
          <table:table-cell office:value-type="float" office:value="10">
            <text:p>10</text:p>
          </table:table-cell>
          <table:table-cell table:style-name="ce7" table:formula="of:=[.X26]*1.01" office:value-type="float" office:value="1.03724017576112">
            <text:p>1.0372</text:p>
          </table:table-cell>
          <table:table-cell table:style-name="ce3" office:value-type="float" office:value="0.938">
            <text:p>0.938</text:p>
          </table:table-cell>
          <table:table-cell office:value-type="float" office:value="10">
            <text:p>10</text:p>
          </table:table-cell>
          <table:table-cell table:style-name="ce7" table:formula="of:=[.AA26]*1.01" office:value-type="float" office:value="1.03613555363571">
            <text:p>1.0361</text:p>
          </table:table-cell>
          <table:table-cell table:number-columns-repeated="997"/>
        </table:table-row>
        <table:table-row table:style-name="ro1">
          <table:table-cell table:style-name="ce4" table:formula="of:=[.A25]" office:value-type="float" office:value="20.64">
            <text:p>20.64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22.5736640282052">
            <text:p>22.5737</text:p>
          </table:table-cell>
          <table:table-cell table:style-name="ce4" table:formula="of:=[.D25]" office:value-type="float" office:value="6.03">
            <text:p>6.030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6.5949221942867">
            <text:p>6.5949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0.987597801233978">
            <text:p>0.9876</text:p>
          </table:table-cell>
          <table:table-cell table:style-name="ce4" table:formula="of:=[.S25]" office:value-type="float" office:value="0.958">
            <text:p>0.958</text:p>
          </table:table-cell>
          <table:table-cell table:formula="of:=[.T25]-1" office:value-type="float" office:value="9">
            <text:p>9</text:p>
          </table:table-cell>
          <table:table-cell table:style-name="ce7" table:formula="of:=[.U27]*1.01" office:value-type="float" office:value="1.04775049123162">
            <text:p>1.0478</text:p>
          </table:table-cell>
          <table:table-cell table:style-name="ce4" table:formula="of:=[.V25]" office:value-type="float" office:value="0.939">
            <text:p>0.939</text:p>
          </table:table-cell>
          <table:table-cell table:formula="of:=[.W25]-1" office:value-type="float" office:value="9">
            <text:p>9</text:p>
          </table:table-cell>
          <table:table-cell table:style-name="ce7" table:formula="of:=[.X27]*1.01" office:value-type="float" office:value="1.02697047105062">
            <text:p>1.0270</text:p>
          </table:table-cell>
          <table:table-cell table:style-name="ce4" table:formula="of:=[.Y25]" office:value-type="float" office:value="0.938">
            <text:p>0.938</text:p>
          </table:table-cell>
          <table:table-cell table:formula="of:=[.Z25]-1" office:value-type="float" office:value="9">
            <text:p>9</text:p>
          </table:table-cell>
          <table:table-cell table:style-name="ce7" table:formula="of:=[.AA27]*1.01" office:value-type="float" office:value="1.02587678577793">
            <text:p>1.0259</text:p>
          </table:table-cell>
          <table:table-cell table:number-columns-repeated="997"/>
        </table:table-row>
        <table:table-row table:style-name="ro1">
          <table:table-cell table:style-name="ce4" table:formula="of:=[.A26]" office:value-type="float" office:value="20.64">
            <text:p>20.64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22.3501624041636">
            <text:p>22.3502</text:p>
          </table:table-cell>
          <table:table-cell table:style-name="ce4" table:formula="of:=[.D26]" office:value-type="float" office:value="6.03">
            <text:p>6.030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6.52962593493732">
            <text:p>6.5296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0.977819605182156">
            <text:p>0.9778</text:p>
          </table:table-cell>
          <table:table-cell table:style-name="ce4" table:formula="of:=[.S26]" office:value-type="float" office:value="0.958">
            <text:p>0.958</text:p>
          </table:table-cell>
          <table:table-cell table:formula="of:=[.T26]-1" office:value-type="float" office:value="8">
            <text:p>8</text:p>
          </table:table-cell>
          <table:table-cell table:style-name="ce7" table:formula="of:=[.U28]*1.01" office:value-type="float" office:value="1.0373767239917">
            <text:p>1.0374</text:p>
          </table:table-cell>
          <table:table-cell table:style-name="ce4" table:formula="of:=[.V26]" office:value-type="float" office:value="0.939">
            <text:p>0.939</text:p>
          </table:table-cell>
          <table:table-cell table:formula="of:=[.W26]-1" office:value-type="float" office:value="8">
            <text:p>8</text:p>
          </table:table-cell>
          <table:table-cell table:style-name="ce7" table:formula="of:=[.X28]*1.01" office:value-type="float" office:value="1.01680244658477">
            <text:p>1.0168</text:p>
          </table:table-cell>
          <table:table-cell table:style-name="ce4" table:formula="of:=[.Y26]" office:value-type="float" office:value="0.938">
            <text:p>0.938</text:p>
          </table:table-cell>
          <table:table-cell table:formula="of:=[.Z26]-1" office:value-type="float" office:value="8">
            <text:p>8</text:p>
          </table:table-cell>
          <table:table-cell table:style-name="ce7" table:formula="of:=[.AA28]*1.01" office:value-type="float" office:value="1.01571958987914">
            <text:p>1.0157</text:p>
          </table:table-cell>
          <table:table-cell table:number-columns-repeated="997"/>
        </table:table-row>
        <table:table-row table:style-name="ro1">
          <table:table-cell table:style-name="ce4" table:formula="of:=[.A27]" office:value-type="float" office:value="20.64">
            <text:p>20.64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22.1288736674887">
            <text:p>22.1289</text:p>
          </table:table-cell>
          <table:table-cell table:style-name="ce4" table:formula="of:=[.D27]" office:value-type="float" office:value="6.03">
            <text:p>6.030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6.46497617320527">
            <text:p>6.4650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0.96813822295263">
            <text:p>0.9681</text:p>
          </table:table-cell>
          <table:table-cell table:style-name="ce4" table:formula="of:=[.S27]" office:value-type="float" office:value="0.958">
            <text:p>0.958</text:p>
          </table:table-cell>
          <table:table-cell table:formula="of:=[.T27]-1" office:value-type="float" office:value="7">
            <text:p>7</text:p>
          </table:table-cell>
          <table:table-cell table:style-name="ce7" table:formula="of:=[.U29]*1.01" office:value-type="float" office:value="1.02710566731852">
            <text:p>1.0271</text:p>
          </table:table-cell>
          <table:table-cell table:style-name="ce4" table:formula="of:=[.V27]" office:value-type="float" office:value="0.939">
            <text:p>0.939</text:p>
          </table:table-cell>
          <table:table-cell table:formula="of:=[.W27]-1" office:value-type="float" office:value="7">
            <text:p>7</text:p>
          </table:table-cell>
          <table:table-cell table:style-name="ce7" table:formula="of:=[.X29]*1.01" office:value-type="float" office:value="1.00673509562848">
            <text:p>1.0067</text:p>
          </table:table-cell>
          <table:table-cell table:style-name="ce4" table:formula="of:=[.Y27]" office:value-type="float" office:value="0.938">
            <text:p>0.938</text:p>
          </table:table-cell>
          <table:table-cell table:formula="of:=[.Z27]-1" office:value-type="float" office:value="7">
            <text:p>7</text:p>
          </table:table-cell>
          <table:table-cell table:style-name="ce7" table:formula="of:=[.AA29]*1.01" office:value-type="float" office:value="1.00566296027638">
            <text:p>1.0057</text:p>
          </table:table-cell>
          <table:table-cell table:number-columns-repeated="997"/>
        </table:table-row>
        <table:table-row table:style-name="ro1">
          <table:table-cell table:style-name="ce4" table:formula="of:=[.A28]" office:value-type="float" office:value="20.64">
            <text:p>20.64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21.9097759084046">
            <text:p>21.9098</text:p>
          </table:table-cell>
          <table:table-cell table:style-name="ce4" table:formula="of:=[.D28]" office:value-type="float" office:value="6.03">
            <text:p>6.030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6.40096650812403">
            <text:p>6.4010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0.958552695992703">
            <text:p>0.9586</text:p>
          </table:table-cell>
          <table:table-cell table:style-name="ce4" table:formula="of:=[.S28]" office:value-type="float" office:value="0.958">
            <text:p>0.958</text:p>
          </table:table-cell>
          <table:table-cell table:formula="of:=[.T28]-1" office:value-type="float" office:value="6">
            <text:p>6</text:p>
          </table:table-cell>
          <table:table-cell table:style-name="ce7" table:formula="of:=[.U30]*1.01" office:value-type="float" office:value="1.01693630427576">
            <text:p>1.0169</text:p>
          </table:table-cell>
          <table:table-cell table:style-name="ce4" table:formula="of:=[.V28]" office:value-type="float" office:value="0.939">
            <text:p>0.939</text:p>
          </table:table-cell>
          <table:table-cell table:formula="of:=[.W28]-1" office:value-type="float" office:value="6">
            <text:p>6</text:p>
          </table:table-cell>
          <table:table-cell table:style-name="ce7" table:formula="of:=[.X30]*1.01" office:value-type="float" office:value="0.996767421414339">
            <text:p>0.9968</text:p>
          </table:table-cell>
          <table:table-cell table:style-name="ce4" table:formula="of:=[.Y28]" office:value-type="float" office:value="0.938">
            <text:p>0.938</text:p>
          </table:table-cell>
          <table:table-cell table:formula="of:=[.Z28]-1" office:value-type="float" office:value="6">
            <text:p>6</text:p>
          </table:table-cell>
          <table:table-cell table:style-name="ce7" table:formula="of:=[.AA30]*1.01" office:value-type="float" office:value="0.995705901263738">
            <text:p>0.9957</text:p>
          </table:table-cell>
          <table:table-cell table:number-columns-repeated="997"/>
        </table:table-row>
        <table:table-row table:style-name="ro1">
          <table:table-cell table:style-name="ce4" table:formula="of:=[.A29]" office:value-type="float" office:value="20.64">
            <text:p>20.64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21.692847434064">
            <text:p>21.6928</text:p>
          </table:table-cell>
          <table:table-cell table:style-name="ce4" table:formula="of:=[.D29]" office:value-type="float" office:value="6.03">
            <text:p>6.030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6.337590602103">
            <text:p>6.3376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0.903">
            <text:p>0.903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0.9490620752403">
            <text:p>0.9491</text:p>
          </table:table-cell>
          <table:table-cell table:style-name="ce4" table:formula="of:=[.S29]" office:value-type="float" office:value="0.958">
            <text:p>0.958</text:p>
          </table:table-cell>
          <table:table-cell table:style-name="ce2" table:formula="of:=[.T29]-1" office:value-type="float" office:value="5">
            <text:p>5</text:p>
          </table:table-cell>
          <table:table-cell table:style-name="ce8" table:formula="of:=[.U31]*1.01" office:value-type="float" office:value="1.0068676279958">
            <text:p>1.0069</text:p>
          </table:table-cell>
          <table:table-cell table:style-name="ce4" table:formula="of:=[.V29]" office:value-type="float" office:value="0.939">
            <text:p>0.939</text:p>
          </table:table-cell>
          <table:table-cell table:style-name="ce2" table:formula="of:=[.W29]-1" office:value-type="float" office:value="5">
            <text:p>5</text:p>
          </table:table-cell>
          <table:table-cell table:style-name="ce8" table:formula="of:=[.X31]*1.01" office:value-type="float" office:value="0.9868984370439">
            <text:p>0.9869</text:p>
          </table:table-cell>
          <table:table-cell table:style-name="ce4" table:formula="of:=[.Y29]" office:value-type="float" office:value="0.938">
            <text:p>0.938</text:p>
          </table:table-cell>
          <table:table-cell table:style-name="ce2" table:formula="of:=[.Z29]-1" office:value-type="float" office:value="5">
            <text:p>5</text:p>
          </table:table-cell>
          <table:table-cell table:style-name="ce8" table:formula="of:=[.AA31]*1.01" office:value-type="float" office:value="0.9858474269938">
            <text:p>0.9858</text:p>
          </table:table-cell>
          <table:table-cell table:number-columns-repeated="997"/>
        </table:table-row>
        <table:table-row table:style-name="ro1">
          <table:table-cell table:style-name="ce4" table:formula="of:=[.A30]" office:value-type="float" office:value="20.64">
            <text:p>20.64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21.4780667664">
            <text:p>21.4781</text:p>
          </table:table-cell>
          <table:table-cell table:style-name="ce4" table:formula="of:=[.D30]" office:value-type="float" office:value="6.03">
            <text:p>6.030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6.2748421803">
            <text:p>6.2748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0.93966542103">
            <text:p>0.9397</text:p>
          </table:table-cell>
          <table:table-cell table:style-name="ce4" table:formula="of:=[.S30]" office:value-type="float" office:value="0.958">
            <text:p>0.958</text:p>
          </table:table-cell>
          <table:table-cell table:formula="of:=[.T30]-1" office:value-type="float" office:value="4">
            <text:p>4</text:p>
          </table:table-cell>
          <table:table-cell table:style-name="ce7" table:formula="of:=[.U32]*1.01" office:value-type="float" office:value="0.99689864158">
            <text:p>0.9969</text:p>
          </table:table-cell>
          <table:table-cell table:style-name="ce4" table:formula="of:=[.V30]" office:value-type="float" office:value="0.939">
            <text:p>0.939</text:p>
          </table:table-cell>
          <table:table-cell table:formula="of:=[.W30]-1" office:value-type="float" office:value="4">
            <text:p>4</text:p>
          </table:table-cell>
          <table:table-cell table:style-name="ce7" table:formula="of:=[.X32]*1.01" office:value-type="float" office:value="0.97712716539">
            <text:p>0.9771</text:p>
          </table:table-cell>
          <table:table-cell table:style-name="ce4" table:formula="of:=[.Y30]" office:value-type="float" office:value="0.938">
            <text:p>0.938</text:p>
          </table:table-cell>
          <table:table-cell table:formula="of:=[.Z30]-1" office:value-type="float" office:value="4">
            <text:p>4</text:p>
          </table:table-cell>
          <table:table-cell table:style-name="ce7" table:formula="of:=[.AA32]*1.01" office:value-type="float" office:value="0.97608656138">
            <text:p>0.9761</text:p>
          </table:table-cell>
          <table:table-cell table:number-columns-repeated="997"/>
        </table:table-row>
        <table:table-row table:style-name="ro1">
          <table:table-cell table:style-name="ce4" table:formula="of:=[.A31]" office:value-type="float" office:value="20.64">
            <text:p>20.64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21.26541264">
            <text:p>21.2654</text:p>
          </table:table-cell>
          <table:table-cell table:style-name="ce4" table:formula="of:=[.D31]" office:value-type="float" office:value="6.03">
            <text:p>6.030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6.21271503">
            <text:p>6.2127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0.930361803">
            <text:p>0.9304</text:p>
          </table:table-cell>
          <table:table-cell table:style-name="ce4" table:formula="of:=[.S31]" office:value-type="float" office:value="0.958">
            <text:p>0.958</text:p>
          </table:table-cell>
          <table:table-cell table:formula="of:=[.T31]-1" office:value-type="float" office:value="3">
            <text:p>3</text:p>
          </table:table-cell>
          <table:table-cell table:style-name="ce7" table:formula="of:=[.U33]*1.01" office:value-type="float" office:value="0.987028358">
            <text:p>0.9870</text:p>
          </table:table-cell>
          <table:table-cell table:style-name="ce4" table:formula="of:=[.V31]" office:value-type="float" office:value="0.939">
            <text:p>0.939</text:p>
          </table:table-cell>
          <table:table-cell table:formula="of:=[.W31]-1" office:value-type="float" office:value="3">
            <text:p>3</text:p>
          </table:table-cell>
          <table:table-cell table:style-name="ce7" table:formula="of:=[.X33]*1.01" office:value-type="float" office:value="0.967452639">
            <text:p>0.9675</text:p>
          </table:table-cell>
          <table:table-cell table:style-name="ce4" table:formula="of:=[.Y31]" office:value-type="float" office:value="0.938">
            <text:p>0.938</text:p>
          </table:table-cell>
          <table:table-cell table:formula="of:=[.Z31]-1" office:value-type="float" office:value="3">
            <text:p>3</text:p>
          </table:table-cell>
          <table:table-cell table:style-name="ce7" table:formula="of:=[.AA33]*1.01" office:value-type="float" office:value="0.966422338">
            <text:p>0.9664</text:p>
          </table:table-cell>
          <table:table-cell table:number-columns-repeated="997"/>
        </table:table-row>
        <table:table-row table:style-name="ro1">
          <table:table-cell table:style-name="ce4" table:formula="of:=[.A32]" office:value-type="float" office:value="20.64">
            <text:p>20.64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21.054864">
            <text:p>21.0549</text:p>
          </table:table-cell>
          <table:table-cell table:style-name="ce4" table:formula="of:=[.D32]" office:value-type="float" office:value="6.03">
            <text:p>6.030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6.151203">
            <text:p>6.1512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0.9211503">
            <text:p>0.9212</text:p>
          </table:table-cell>
          <table:table-cell table:style-name="ce4" table:formula="of:=[.S32]" office:value-type="float" office:value="0.958">
            <text:p>0.958</text:p>
          </table:table-cell>
          <table:table-cell table:formula="of:=[.T32]-1" office:value-type="float" office:value="2">
            <text:p>2</text:p>
          </table:table-cell>
          <table:table-cell table:style-name="ce7" table:formula="of:=[.U34]*1.01" office:value-type="float" office:value="0.9772558">
            <text:p>0.9773</text:p>
          </table:table-cell>
          <table:table-cell table:style-name="ce4" table:formula="of:=[.V32]" office:value-type="float" office:value="0.939">
            <text:p>0.939</text:p>
          </table:table-cell>
          <table:table-cell table:formula="of:=[.W32]-1" office:value-type="float" office:value="2">
            <text:p>2</text:p>
          </table:table-cell>
          <table:table-cell table:style-name="ce7" table:formula="of:=[.X34]*1.01" office:value-type="float" office:value="0.9578739">
            <text:p>0.9579</text:p>
          </table:table-cell>
          <table:table-cell table:style-name="ce4" table:formula="of:=[.Y32]" office:value-type="float" office:value="0.938">
            <text:p>0.938</text:p>
          </table:table-cell>
          <table:table-cell table:formula="of:=[.Z32]-1" office:value-type="float" office:value="2">
            <text:p>2</text:p>
          </table:table-cell>
          <table:table-cell table:style-name="ce7" table:formula="of:=[.AA34]*1.01" office:value-type="float" office:value="0.9568538">
            <text:p>0.9569</text:p>
          </table:table-cell>
          <table:table-cell table:number-columns-repeated="997"/>
        </table:table-row>
        <table:table-row table:style-name="ro1">
          <table:table-cell table:style-name="ce4" table:formula="of:=[.A33]" office:value-type="float" office:value="20.64">
            <text:p>20.64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20.8464">
            <text:p>20.8464</text:p>
          </table:table-cell>
          <table:table-cell table:style-name="ce4" table:formula="of:=[.D33]" office:value-type="float" office:value="6.03">
            <text:p>6.030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6.0903">
            <text:p>6.0903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0.91203">
            <text:p>0.9120</text:p>
          </table:table-cell>
          <table:table-cell table:style-name="ce4" table:formula="of:=[.S33]" office:value-type="float" office:value="0.958">
            <text:p>0.958</text:p>
          </table:table-cell>
          <table:table-cell table:formula="of:=[.T33]-1" office:value-type="float" office:value="1">
            <text:p>1</text:p>
          </table:table-cell>
          <table:table-cell table:style-name="ce7" table:formula="of:=[.U35]*1.01" office:value-type="float" office:value="0.96758">
            <text:p>0.9676</text:p>
          </table:table-cell>
          <table:table-cell table:style-name="ce4" table:formula="of:=[.V33]" office:value-type="float" office:value="0.939">
            <text:p>0.939</text:p>
          </table:table-cell>
          <table:table-cell table:formula="of:=[.W33]-1" office:value-type="float" office:value="1">
            <text:p>1</text:p>
          </table:table-cell>
          <table:table-cell table:style-name="ce7" table:formula="of:=[.X35]*1.01" office:value-type="float" office:value="0.94839">
            <text:p>0.9484</text:p>
          </table:table-cell>
          <table:table-cell table:style-name="ce4" table:formula="of:=[.Y33]" office:value-type="float" office:value="0.938">
            <text:p>0.938</text:p>
          </table:table-cell>
          <table:table-cell table:formula="of:=[.Z33]-1" office:value-type="float" office:value="1">
            <text:p>1</text:p>
          </table:table-cell>
          <table:table-cell table:style-name="ce7" table:formula="of:=[.AA35]*1.01" office:value-type="float" office:value="0.94738">
            <text:p>0.9474</text:p>
          </table:table-cell>
          <table:table-cell table:number-columns-repeated="997"/>
        </table:table-row>
        <table:table-row table:style-name="ro1">
          <table:table-cell table:style-name="ce4" table:formula="of:=[.A34]" office:value-type="float" office:value="20.64">
            <text:p>20.64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20.64">
            <text:p>20.6400</text:p>
          </table:table-cell>
          <table:table-cell table:style-name="ce4" table:formula="of:=[.D34]" office:value-type="float" office:value="6.03">
            <text:p>6.030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6.03">
            <text:p>6.030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0.903">
            <text:p>0.903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0.903">
            <text:p>0.9030</text:p>
          </table:table-cell>
          <table:table-cell table:style-name="ce4" table:formula="of:=[.S34]" office:value-type="float" office:value="0.958">
            <text:p>0.958</text:p>
          </table:table-cell>
          <table:table-cell table:style-name="ce2" table:formula="of:=[.T34]-1" office:value-type="float" office:value="0">
            <text:p>0</text:p>
          </table:table-cell>
          <table:table-cell table:style-name="ce8" table:formula="of:=[.S35]" office:value-type="float" office:value="0.958">
            <text:p>0.9580</text:p>
          </table:table-cell>
          <table:table-cell table:style-name="ce4" table:formula="of:=[.V34]" office:value-type="float" office:value="0.939">
            <text:p>0.939</text:p>
          </table:table-cell>
          <table:table-cell table:style-name="ce2" table:formula="of:=[.W34]-1" office:value-type="float" office:value="0">
            <text:p>0</text:p>
          </table:table-cell>
          <table:table-cell table:style-name="ce8" table:formula="of:=[.V35]" office:value-type="float" office:value="0.939">
            <text:p>0.9390</text:p>
          </table:table-cell>
          <table:table-cell table:style-name="ce4" table:formula="of:=[.Y34]" office:value-type="float" office:value="0.938">
            <text:p>0.938</text:p>
          </table:table-cell>
          <table:table-cell table:style-name="ce2" table:formula="of:=[.Z34]-1" office:value-type="float" office:value="0">
            <text:p>0</text:p>
          </table:table-cell>
          <table:table-cell table:style-name="ce8" table:formula="of:=[.Y35]" office:value-type="float" office:value="0.938">
            <text:p>0.9380</text:p>
          </table:table-cell>
          <table:table-cell table:number-columns-repeated="997"/>
        </table:table-row>
        <table:table-row table:style-name="ro1">
          <table:table-cell table:style-name="ce4" table:formula="of:=[.A35]" office:value-type="float" office:value="20.64">
            <text:p>20.64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20.4356435643564">
            <text:p>20.4356</text:p>
          </table:table-cell>
          <table:table-cell table:style-name="ce4" table:formula="of:=[.D35]" office:value-type="float" office:value="6.03">
            <text:p>6.030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5.97029702970297">
            <text:p>5.9703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0.903">
            <text:p>0.903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0.894059405940594">
            <text:p>0.8941</text:p>
          </table:table-cell>
          <table:table-cell table:style-name="ce4" table:formula="of:=[.S35]" office:value-type="float" office:value="0.958">
            <text:p>0.958</text:p>
          </table:table-cell>
          <table:table-cell table:style-name="ce6" table:formula="of:=[.T35]-1" office:value-type="float" office:value="-1">
            <text:p>-1</text:p>
          </table:table-cell>
          <table:table-cell table:style-name="ce11" table:formula="of:=[.U35]/1.01" office:value-type="float" office:value="0.948514851485149">
            <text:p>0.9485</text:p>
          </table:table-cell>
          <table:table-cell table:style-name="ce4" table:formula="of:=[.V35]" office:value-type="float" office:value="0.939">
            <text:p>0.939</text:p>
          </table:table-cell>
          <table:table-cell table:style-name="ce6" table:formula="of:=[.W35]-1" office:value-type="float" office:value="-1">
            <text:p>-1</text:p>
          </table:table-cell>
          <table:table-cell table:style-name="ce11" table:formula="of:=[.X35]/1.01" office:value-type="float" office:value="0.92970297029703">
            <text:p>0.9297</text:p>
          </table:table-cell>
          <table:table-cell table:style-name="ce4" table:formula="of:=[.Y35]" office:value-type="float" office:value="0.938">
            <text:p>0.938</text:p>
          </table:table-cell>
          <table:table-cell table:style-name="ce6" table:formula="of:=[.Z35]-1" office:value-type="float" office:value="-1">
            <text:p>-1</text:p>
          </table:table-cell>
          <table:table-cell table:style-name="ce11" table:formula="of:=[.AA35]/1.01" office:value-type="float" office:value="0.928712871287129">
            <text:p>0.9287</text:p>
          </table:table-cell>
          <table:table-cell table:number-columns-repeated="997"/>
        </table:table-row>
        <table:table-row table:style-name="ro1">
          <table:table-cell table:style-name="ce4" table:formula="of:=[.A36]" office:value-type="float" office:value="20.64">
            <text:p>20.64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20.2333104597588">
            <text:p>20.2333</text:p>
          </table:table-cell>
          <table:table-cell table:style-name="ce4" table:formula="of:=[.D36]" office:value-type="float" office:value="6.03">
            <text:p>6.030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5.91118517792373">
            <text:p>5.9112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0.903">
            <text:p>0.903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0.88520733261445">
            <text:p>0.8852</text:p>
          </table:table-cell>
          <table:table-cell table:style-name="ce4" table:formula="of:=[.S36]" office:value-type="float" office:value="0.958">
            <text:p>0.958</text:p>
          </table:table-cell>
          <table:table-cell table:style-name="ce6" table:formula="of:=[.T36]-1" office:value-type="float" office:value="-2">
            <text:p>-2</text:p>
          </table:table-cell>
          <table:table-cell table:style-name="ce11" table:formula="of:=[.U36]/1.01" office:value-type="float" office:value="0.93912361533183">
            <text:p>0.9391</text:p>
          </table:table-cell>
          <table:table-cell table:style-name="ce4" table:formula="of:=[.V36]" office:value-type="float" office:value="0.939">
            <text:p>0.939</text:p>
          </table:table-cell>
          <table:table-cell table:style-name="ce6" table:formula="of:=[.W36]-1" office:value-type="float" office:value="-2">
            <text:p>-2</text:p>
          </table:table-cell>
          <table:table-cell table:style-name="ce11" table:formula="of:=[.X36]/1.01" office:value-type="float" office:value="0.920497990393099">
            <text:p>0.9205</text:p>
          </table:table-cell>
          <table:table-cell table:style-name="ce4" table:formula="of:=[.Y36]" office:value-type="float" office:value="0.938">
            <text:p>0.938</text:p>
          </table:table-cell>
          <table:table-cell table:style-name="ce6" table:formula="of:=[.Z36]-1" office:value-type="float" office:value="-2">
            <text:p>-2</text:p>
          </table:table-cell>
          <table:table-cell table:style-name="ce11" table:formula="of:=[.AA36]/1.01" office:value-type="float" office:value="0.919517694343692">
            <text:p>0.9195</text:p>
          </table:table-cell>
          <table:table-cell table:number-columns-repeated="997"/>
        </table:table-row>
        <table:table-row table:style-name="ro1">
          <table:table-cell table:style-name="ce4" table:formula="of:=[.A37]" office:value-type="float" office:value="20.64">
            <text:p>20.64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20.0329806532266">
            <text:p>20.0330</text:p>
          </table:table-cell>
          <table:table-cell table:style-name="ce4" table:formula="of:=[.D37]" office:value-type="float" office:value="6.03">
            <text:p>6.030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5.8526585920037">
            <text:p>5.8527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0.876442903578663">
            <text:p>0.8764</text:p>
          </table:table-cell>
          <table:table-cell table:style-name="ce4" table:formula="of:=[.S37]" office:value-type="float" office:value="0.958">
            <text:p>0.958</text:p>
          </table:table-cell>
          <table:table-cell table:formula="of:=[.T37]-1" office:value-type="float" office:value="-3">
            <text:p>-3</text:p>
          </table:table-cell>
          <table:table-cell table:style-name="ce7" table:formula="of:=[.U37]/1.01" office:value-type="float" office:value="0.929825361714683">
            <text:p>0.9298</text:p>
          </table:table-cell>
          <table:table-cell table:style-name="ce4" table:formula="of:=[.V37]" office:value-type="float" office:value="0.939">
            <text:p>0.939</text:p>
          </table:table-cell>
          <table:table-cell table:formula="of:=[.W37]-1" office:value-type="float" office:value="-3">
            <text:p>-3</text:p>
          </table:table-cell>
          <table:table-cell table:style-name="ce7" table:formula="of:=[.X37]/1.01" office:value-type="float" office:value="0.911384148904058">
            <text:p>0.9114</text:p>
          </table:table-cell>
          <table:table-cell table:style-name="ce4" table:formula="of:=[.Y37]" office:value-type="float" office:value="0.938">
            <text:p>0.938</text:p>
          </table:table-cell>
          <table:table-cell table:formula="of:=[.Z37]-1" office:value-type="float" office:value="-3">
            <text:p>-3</text:p>
          </table:table-cell>
          <table:table-cell table:style-name="ce7" table:formula="of:=[.AA37]/1.01" office:value-type="float" office:value="0.91041355875613">
            <text:p>0.9104</text:p>
          </table:table-cell>
          <table:table-cell table:number-columns-repeated="997"/>
        </table:table-row>
        <table:table-row table:style-name="ro1">
          <table:table-cell table:style-name="ce4" table:formula="of:=[.A38]" office:value-type="float" office:value="20.64">
            <text:p>20.64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9.8346343101253">
            <text:p>19.8346</text:p>
          </table:table-cell>
          <table:table-cell table:style-name="ce4" table:formula="of:=[.D38]" office:value-type="float" office:value="6.03">
            <text:p>6.030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5.79471147723138">
            <text:p>5.7947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0.867765251067983">
            <text:p>0.8678</text:p>
          </table:table-cell>
          <table:table-cell table:style-name="ce4" table:formula="of:=[.S38]" office:value-type="float" office:value="0.958">
            <text:p>0.958</text:p>
          </table:table-cell>
          <table:table-cell table:formula="of:=[.T38]-1" office:value-type="float" office:value="-4">
            <text:p>-4</text:p>
          </table:table-cell>
          <table:table-cell table:style-name="ce7" table:formula="of:=[.U38]/1.01" office:value-type="float" office:value="0.920619170014538">
            <text:p>0.9206</text:p>
          </table:table-cell>
          <table:table-cell table:style-name="ce4" table:formula="of:=[.V38]" office:value-type="float" office:value="0.939">
            <text:p>0.939</text:p>
          </table:table-cell>
          <table:table-cell table:formula="of:=[.W38]-1" office:value-type="float" office:value="-4">
            <text:p>-4</text:p>
          </table:table-cell>
          <table:table-cell table:style-name="ce7" table:formula="of:=[.X38]/1.01" office:value-type="float" office:value="0.902360543469364">
            <text:p>0.9024</text:p>
          </table:table-cell>
          <table:table-cell table:style-name="ce4" table:formula="of:=[.Y38]" office:value-type="float" office:value="0.938">
            <text:p>0.938</text:p>
          </table:table-cell>
          <table:table-cell table:formula="of:=[.Z38]-1" office:value-type="float" office:value="-4">
            <text:p>-4</text:p>
          </table:table-cell>
          <table:table-cell table:style-name="ce7" table:formula="of:=[.AA38]/1.01" office:value-type="float" office:value="0.901399563124882">
            <text:p>0.9014</text:p>
          </table:table-cell>
          <table:table-cell table:number-columns-repeated="997"/>
        </table:table-row>
        <table:table-row table:style-name="ro1">
          <table:table-cell table:style-name="ce4" table:formula="of:=[.A39]" office:value-type="float" office:value="20.64">
            <text:p>20.64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19.6382517922033">
            <text:p>19.6383</text:p>
          </table:table-cell>
          <table:table-cell table:style-name="ce4" table:formula="of:=[.D39]" office:value-type="float" office:value="6.03">
            <text:p>6.030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5.73733809626869">
            <text:p>5.7373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0.903">
            <text:p>0.903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0.859173515908894">
            <text:p>0.8592</text:p>
          </table:table-cell>
          <table:table-cell table:style-name="ce4" table:formula="of:=[.S39]" office:value-type="float" office:value="0.958">
            <text:p>0.958</text:p>
          </table:table-cell>
          <table:table-cell table:style-name="ce2" table:formula="of:=[.T39]-1" office:value-type="float" office:value="-5">
            <text:p>-5</text:p>
          </table:table-cell>
          <table:table-cell table:style-name="ce8" table:formula="of:=[.U39]/1.01" office:value-type="float" office:value="0.911504128727265">
            <text:p>0.9115</text:p>
          </table:table-cell>
          <table:table-cell table:style-name="ce4" table:formula="of:=[.V39]" office:value-type="float" office:value="0.939">
            <text:p>0.939</text:p>
          </table:table-cell>
          <table:table-cell table:style-name="ce2" table:formula="of:=[.W39]-1" office:value-type="float" office:value="-5">
            <text:p>-5</text:p>
          </table:table-cell>
          <table:table-cell table:style-name="ce8" table:formula="of:=[.X39]/1.01" office:value-type="float" office:value="0.893426280662737">
            <text:p>0.8934</text:p>
          </table:table-cell>
          <table:table-cell table:style-name="ce4" table:formula="of:=[.Y39]" office:value-type="float" office:value="0.938">
            <text:p>0.938</text:p>
          </table:table-cell>
          <table:table-cell table:style-name="ce2" table:formula="of:=[.Z39]-1" office:value-type="float" office:value="-5">
            <text:p>-5</text:p>
          </table:table-cell>
          <table:table-cell table:style-name="ce8" table:formula="of:=[.AA39]/1.01" office:value-type="float" office:value="0.89247481497513">
            <text:p>0.8925</text:p>
          </table:table-cell>
          <table:table-cell table:number-columns-repeated="997"/>
        </table:table-row>
        <table:table-row table:style-name="ro1">
          <table:table-cell table:style-name="ce4" table:formula="of:=[.A40]" office:value-type="float" office:value="20.64">
            <text:p>20.64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9.4438136556468">
            <text:p>19.4438</text:p>
          </table:table-cell>
          <table:table-cell table:style-name="ce4" table:formula="of:=[.D40]" office:value-type="float" office:value="6.03">
            <text:p>6.030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5.68053276858287">
            <text:p>5.6805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0.850666847434549">
            <text:p>0.8507</text:p>
          </table:table-cell>
          <table:table-cell table:style-name="ce4" table:formula="of:=[.S40]" office:value-type="float" office:value="0.958">
            <text:p>0.958</text:p>
          </table:table-cell>
          <table:table-cell table:formula="of:=[.T40]-1" office:value-type="float" office:value="-6">
            <text:p>-6</text:p>
          </table:table-cell>
          <table:table-cell table:style-name="ce7" table:formula="of:=[.U40]/1.01" office:value-type="float" office:value="0.90247933537353">
            <text:p>0.9025</text:p>
          </table:table-cell>
          <table:table-cell table:style-name="ce4" table:formula="of:=[.V40]" office:value-type="float" office:value="0.939">
            <text:p>0.939</text:p>
          </table:table-cell>
          <table:table-cell table:formula="of:=[.W40]-1" office:value-type="float" office:value="-6">
            <text:p>-6</text:p>
          </table:table-cell>
          <table:table-cell table:style-name="ce7" table:formula="of:=[.X40]/1.01" office:value-type="float" office:value="0.8845804759037">
            <text:p>0.8846</text:p>
          </table:table-cell>
          <table:table-cell table:style-name="ce4" table:formula="of:=[.Y40]" office:value-type="float" office:value="0.938">
            <text:p>0.938</text:p>
          </table:table-cell>
          <table:table-cell table:formula="of:=[.Z40]-1" office:value-type="float" office:value="-6">
            <text:p>-6</text:p>
          </table:table-cell>
          <table:table-cell table:style-name="ce7" table:formula="of:=[.AA40]/1.01" office:value-type="float" office:value="0.883638430668446">
            <text:p>0.8836</text:p>
          </table:table-cell>
          <table:table-cell table:number-columns-repeated="997"/>
        </table:table-row>
        <table:table-row table:style-name="ro1">
          <table:table-cell table:style-name="ce4" table:formula="of:=[.A41]" office:value-type="float" office:value="20.64">
            <text:p>20.64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9.2513006491553">
            <text:p>19.2513</text:p>
          </table:table-cell>
          <table:table-cell table:style-name="ce4" table:formula="of:=[.D41]" office:value-type="float" office:value="6.03">
            <text:p>6.030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5.62428986988403">
            <text:p>5.6243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0.842244403400543">
            <text:p>0.8422</text:p>
          </table:table-cell>
          <table:table-cell table:style-name="ce4" table:formula="of:=[.S41]" office:value-type="float" office:value="0.958">
            <text:p>0.958</text:p>
          </table:table-cell>
          <table:table-cell table:formula="of:=[.T41]-1" office:value-type="float" office:value="-7">
            <text:p>-7</text:p>
          </table:table-cell>
          <table:table-cell table:style-name="ce7" table:formula="of:=[.U41]/1.01" office:value-type="float" office:value="0.893543896409436">
            <text:p>0.8935</text:p>
          </table:table-cell>
          <table:table-cell table:style-name="ce4" table:formula="of:=[.V41]" office:value-type="float" office:value="0.939">
            <text:p>0.939</text:p>
          </table:table-cell>
          <table:table-cell table:formula="of:=[.W41]-1" office:value-type="float" office:value="-7">
            <text:p>-7</text:p>
          </table:table-cell>
          <table:table-cell table:style-name="ce7" table:formula="of:=[.X41]/1.01" office:value-type="float" office:value="0.87582225337">
            <text:p>0.8758</text:p>
          </table:table-cell>
          <table:table-cell table:style-name="ce4" table:formula="of:=[.Y41]" office:value-type="float" office:value="0.938">
            <text:p>0.938</text:p>
          </table:table-cell>
          <table:table-cell table:formula="of:=[.Z41]-1" office:value-type="float" office:value="-7">
            <text:p>-7</text:p>
          </table:table-cell>
          <table:table-cell table:style-name="ce7" table:formula="of:=[.AA41]/1.01" office:value-type="float" office:value="0.874889535315293">
            <text:p>0.8749</text:p>
          </table:table-cell>
          <table:table-cell table:number-columns-repeated="997"/>
        </table:table-row>
        <table:table-row table:style-name="ro1">
          <table:table-cell table:style-name="ce4" table:formula="of:=[.A42]" office:value-type="float" office:value="20.64">
            <text:p>20.64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9.0606937120349">
            <text:p>19.0607</text:p>
          </table:table-cell>
          <table:table-cell table:style-name="ce4" table:formula="of:=[.D42]" office:value-type="float" office:value="6.03">
            <text:p>6.030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5.56860383156834">
            <text:p>5.5686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0.833905349901528">
            <text:p>0.8339</text:p>
          </table:table-cell>
          <table:table-cell table:style-name="ce4" table:formula="of:=[.S42]" office:value-type="float" office:value="0.958">
            <text:p>0.958</text:p>
          </table:table-cell>
          <table:table-cell table:formula="of:=[.T42]-1" office:value-type="float" office:value="-8">
            <text:p>-8</text:p>
          </table:table-cell>
          <table:table-cell table:style-name="ce7" table:formula="of:=[.U42]/1.01" office:value-type="float" office:value="0.884696927138055">
            <text:p>0.8847</text:p>
          </table:table-cell>
          <table:table-cell table:style-name="ce4" table:formula="of:=[.V42]" office:value-type="float" office:value="0.939">
            <text:p>0.939</text:p>
          </table:table-cell>
          <table:table-cell table:formula="of:=[.W42]-1" office:value-type="float" office:value="-8">
            <text:p>-8</text:p>
          </table:table-cell>
          <table:table-cell table:style-name="ce7" table:formula="of:=[.X42]/1.01" office:value-type="float" office:value="0.867150745910891">
            <text:p>0.8672</text:p>
          </table:table-cell>
          <table:table-cell table:style-name="ce4" table:formula="of:=[.Y42]" office:value-type="float" office:value="0.938">
            <text:p>0.938</text:p>
          </table:table-cell>
          <table:table-cell table:formula="of:=[.Z42]-1" office:value-type="float" office:value="-8">
            <text:p>-8</text:p>
          </table:table-cell>
          <table:table-cell table:style-name="ce7" table:formula="of:=[.AA42]/1.01" office:value-type="float" office:value="0.866227262688409">
            <text:p>0.8662</text:p>
          </table:table-cell>
          <table:table-cell table:number-columns-repeated="997"/>
        </table:table-row>
        <table:table-row table:style-name="ro1">
          <table:table-cell table:style-name="ce4" table:formula="of:=[.A43]" office:value-type="float" office:value="20.64">
            <text:p>20.64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8.8719739723118">
            <text:p>18.8720</text:p>
          </table:table-cell>
          <table:table-cell table:style-name="ce4" table:formula="of:=[.D43]" office:value-type="float" office:value="6.03">
            <text:p>6.030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5.51346914016668">
            <text:p>5.5135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0.825648861288641">
            <text:p>0.8256</text:p>
          </table:table-cell>
          <table:table-cell table:style-name="ce4" table:formula="of:=[.S43]" office:value-type="float" office:value="0.958">
            <text:p>0.958</text:p>
          </table:table-cell>
          <table:table-cell table:formula="of:=[.T43]-1" office:value-type="float" office:value="-9">
            <text:p>-9</text:p>
          </table:table-cell>
          <table:table-cell table:style-name="ce7" table:formula="of:=[.U43]/1.01" office:value-type="float" office:value="0.875937551621837">
            <text:p>0.8759</text:p>
          </table:table-cell>
          <table:table-cell table:style-name="ce4" table:formula="of:=[.V43]" office:value-type="float" office:value="0.939">
            <text:p>0.939</text:p>
          </table:table-cell>
          <table:table-cell table:formula="of:=[.W43]-1" office:value-type="float" office:value="-9">
            <text:p>-9</text:p>
          </table:table-cell>
          <table:table-cell table:style-name="ce7" table:formula="of:=[.X43]/1.01" office:value-type="float" office:value="0.858565094961278">
            <text:p>0.8586</text:p>
          </table:table-cell>
          <table:table-cell table:style-name="ce4" table:formula="of:=[.Y43]" office:value-type="float" office:value="0.938">
            <text:p>0.938</text:p>
          </table:table-cell>
          <table:table-cell table:formula="of:=[.Z43]-1" office:value-type="float" office:value="-9">
            <text:p>-9</text:p>
          </table:table-cell>
          <table:table-cell table:style-name="ce7" table:formula="of:=[.AA43]/1.01" office:value-type="float" office:value="0.857650755137038">
            <text:p>0.8577</text:p>
          </table:table-cell>
          <table:table-cell table:number-columns-repeated="997"/>
        </table:table-row>
        <table:table-row table:style-name="ro1">
          <table:table-cell table:style-name="ce4" table:formula="of:=[.A44]" office:value-type="float" office:value="20.64">
            <text:p>20.64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8.6851227448632">
            <text:p>18.6851</text:p>
          </table:table-cell>
          <table:table-cell table:style-name="ce4" table:formula="of:=[.D44]" office:value-type="float" office:value="6.03">
            <text:p>6.030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5.45888033679869">
            <text:p>5.4589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0.817474120087764">
            <text:p>0.8175</text:p>
          </table:table-cell>
          <table:table-cell table:style-name="ce4" table:formula="of:=[.S44]" office:value-type="float" office:value="0.958">
            <text:p>0.958</text:p>
          </table:table-cell>
          <table:table-cell table:formula="of:=[.T44]-1" office:value-type="float" office:value="-10">
            <text:p>-10</text:p>
          </table:table-cell>
          <table:table-cell table:style-name="ce7" table:formula="of:=[.U44]/1.01" office:value-type="float" office:value="0.867264902595878">
            <text:p>0.8673</text:p>
          </table:table-cell>
          <table:table-cell table:style-name="ce4" table:formula="of:=[.V44]" office:value-type="float" office:value="0.939">
            <text:p>0.939</text:p>
          </table:table-cell>
          <table:table-cell table:formula="of:=[.W44]-1" office:value-type="float" office:value="-10">
            <text:p>-10</text:p>
          </table:table-cell>
          <table:table-cell table:style-name="ce7" table:formula="of:=[.X44]/1.01" office:value-type="float" office:value="0.850064450456711">
            <text:p>0.8501</text:p>
          </table:table-cell>
          <table:table-cell table:style-name="ce4" table:formula="of:=[.Y44]" office:value-type="float" office:value="0.938">
            <text:p>0.938</text:p>
          </table:table-cell>
          <table:table-cell table:formula="of:=[.Z44]-1" office:value-type="float" office:value="-10">
            <text:p>-10</text:p>
          </table:table-cell>
          <table:table-cell table:style-name="ce7" table:formula="of:=[.AA44]/1.01" office:value-type="float" office:value="0.849159163502018">
            <text:p>0.8492</text:p>
          </table:table-cell>
          <table:table-cell table:number-columns-repeated="997"/>
        </table:table-row>
        <table:table-row table:style-name="ro1" table:number-rows-repeated="3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/>
        </table:table-row>
      </table:table>
      <table:table table:name="工作表3" table:style-name="ta1" table:print="false">
        <table:table-column table:style-name="co1" table:number-columns-repeated="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03" table:default-cell-style-name="Default"/>
        <table:table-row table:style-name="ro1">
          <table:table-cell table:formula="of:=SUM([.A2:.A30])" office:value-type="float" office:value="880800">
            <text:p>880800</text:p>
          </table:table-cell>
          <table:table-cell table:formula="of:=SUM([.B2:.B30])" office:value-type="float" office:value="0">
            <text:p>0</text:p>
          </table:table-cell>
          <table:table-cell table:formula="of:=SUM([.C2:.C30])" office:value-type="float" office:value="830903">
            <text:p>830903</text:p>
          </table:table-cell>
          <table:table-cell table:formula="of:=SUM([.D2:.D30])" office:value-type="float" office:value="0">
            <text:p>0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2.398">
            <text:p>2.398</text:p>
          </table:table-cell>
          <table:table-cell table:formula="of:=SUM([.G2:.G30])" office:value-type="float" office:value="0">
            <text:p>0</text:p>
          </table:table-cell>
          <table:table-cell table:formula="of:=SUM([.H2:.H30])" office:value-type="float" office:value="0">
            <text:p>0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1003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1004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017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1]" office:value-type="float" office:value="38.1679389312977">
            <text:p>38.17</text:p>
          </table:table-cell>
          <table:table-cell table:style-name="ce10" table:formula="of:=[.E31]*[.B31]" office:value-type="float" office:value="185.87786259542">
            <text:p>185.88</text:p>
          </table:table-cell>
          <table:table-cell table:style-name="ce10" table:formula="of:=100*([.F31]-[.C31])/[.C31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1016"/>
        </table:table-row>
        <table:table-row table:style-name="ro1">
          <table:table-cell table:style-name="ce10" office:value-type="float" office:value="4.89">
            <text:p>4.89</text:p>
          </table:table-cell>
          <table:table-cell table:style-name="ce10" office:value-type="float" office:value="6.9">
            <text:p>6.90</text:p>
          </table:table-cell>
          <table:table-cell table:style-name="ce10" office:value-type="float" office:value="145.32">
            <text:p>145.32</text:p>
          </table:table-cell>
          <table:table-cell table:style-name="ce10"/>
          <table:table-cell table:style-name="ce10" table:formula="of:=100/[.A32]" office:value-type="float" office:value="20.4498977505112">
            <text:p>20.45</text:p>
          </table:table-cell>
          <table:table-cell table:style-name="ce10" table:formula="of:=[.E32]*[.B32]" office:value-type="float" office:value="141.104294478528">
            <text:p>141.10</text:p>
          </table:table-cell>
          <table:table-cell table:style-name="ce10" table:formula="of:=100*([.F32]-[.C32])/[.C32]" office:value-type="float" office:value="-2.90098095339416">
            <text:p>-2.90</text:p>
          </table:table-cell>
          <table:table-cell table:style-name="ce10" office:value-type="string">
            <text:p>中石化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8.105">
            <text:p>8.11</text:p>
          </table:table-cell>
          <table:table-cell table:style-name="ce10" office:value-type="float" office:value="10.23">
            <text:p>10.23</text:p>
          </table:table-cell>
          <table:table-cell table:style-name="ce10" office:value-type="float" office:value="142.48">
            <text:p>142.48</text:p>
          </table:table-cell>
          <table:table-cell table:style-name="ce10"/>
          <table:table-cell table:style-name="ce10" table:formula="of:=100/[.A33]" office:value-type="float" office:value="12.3380629241209">
            <text:p>12.34</text:p>
          </table:table-cell>
          <table:table-cell table:style-name="ce10" table:formula="of:=[.E33]*[.B33]" office:value-type="float" office:value="126.218383713757">
            <text:p>126.22</text:p>
          </table:table-cell>
          <table:table-cell table:style-name="ce10" table:formula="of:=100*([.F33]-[.C33])/[.C33]" office:value-type="float" office:value="-11.4132624131408">
            <text:p>-11.41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3.27">
            <text:p>3.27</text:p>
          </table:table-cell>
          <table:table-cell table:style-name="ce10" office:value-type="float" office:value="5.09">
            <text:p>5.09</text:p>
          </table:table-cell>
          <table:table-cell table:style-name="ce10" office:value-type="float" office:value="157.03">
            <text:p>157.03</text:p>
          </table:table-cell>
          <table:table-cell table:style-name="ce10"/>
          <table:table-cell table:style-name="ce10" table:formula="of:=100/[.A34]" office:value-type="float" office:value="30.5810397553517">
            <text:p>30.58</text:p>
          </table:table-cell>
          <table:table-cell table:style-name="ce10" table:formula="of:=[.E34]*[.B34]" office:value-type="float" office:value="155.65749235474">
            <text:p>155.66</text:p>
          </table:table-cell>
          <table:table-cell table:style-name="ce10" table:formula="of:=100*([.F34]-[.C34])/[.C34]" office:value-type="float" office:value="-0.874041676915194">
            <text:p>-0.87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5]" office:value-type="float" office:value="38.1679389312977">
            <text:p>38.17</text:p>
          </table:table-cell>
          <table:table-cell table:style-name="ce10" table:formula="of:=[.E35]*[.B35]" office:value-type="float" office:value="185.87786259542">
            <text:p>185.88</text:p>
          </table:table-cell>
          <table:table-cell table:style-name="ce10" table:formula="of:=100*([.F35]-[.C35])/[.C35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102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0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2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0">2015／02／20</text:date>, <text:time>00:55:45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2-20T00:55:45.32</dc:date>
    <meta:editing-duration>P22DT4H16M40S</meta:editing-duration>
    <meta:editing-cycles>46</meta:editing-cycles>
    <meta:generator>OpenOffice/4.1.1$Win32 OpenOffice.org_project/411m6$Build-9775</meta:generator>
    <meta:document-statistic meta:table-count="5" meta:cell-count="2243" meta:object-count="0"/>
  </office:meta>
</office:document-meta>
</file>